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Batang" svg:font-family="Batang, 바탕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language-asian="ko" style:country-asian="KR"/>
    </style:style>
    <style:style style:name="P2" style:family="paragraph" style:parent-style-name="Header">
      <style:text-properties fo:background-color="transparent"/>
    </style:style>
    <style:style style:name="P3" style:family="paragraph" style:parent-style-name="Header">
      <style:paragraph-properties fo:text-align="start" style:justify-single-word="false"/>
      <style:text-properties officeooo:rsid="0016fd39" officeooo:paragraph-rsid="0016fd39" fo:background-color="transparent"/>
    </style:style>
    <style:style style:name="P4" style:family="paragraph" style:parent-style-name="Header">
      <style:paragraph-properties fo:text-align="end" style:justify-single-word="false"/>
      <style:text-properties fo:background-color="transparent"/>
    </style:style>
    <style:style style:name="P5" style:family="paragraph" style:parent-style-name="Footer">
      <style:text-properties fo:background-color="#ffff00"/>
    </style:style>
    <style:style style:name="P6" style:family="paragraph" style:parent-style-name="Standard">
      <style:text-properties officeooo:paragraph-rsid="002b62eb" fo:background-color="transparent"/>
    </style:style>
    <style:style style:name="P7" style:family="paragraph" style:parent-style-name="Standard">
      <style:text-properties style:font-name="Liberation Mono" fo:font-size="10pt" fo:background-color="transparent" style:font-size-asian="10pt" style:font-size-complex="10pt"/>
    </style:style>
    <style:style style:name="P8" style:family="paragraph" style:parent-style-name="Standard">
      <style:text-properties officeooo:paragraph-rsid="00339b04"/>
    </style:style>
    <style:style style:name="P9" style:family="paragraph" style:parent-style-name="Standard">
      <style:text-properties officeooo:rsid="0043a41f" officeooo:paragraph-rsid="0043a41f"/>
    </style:style>
    <style:style style:name="P10" style:family="paragraph" style:parent-style-name="Standard">
      <style:text-properties officeooo:paragraph-rsid="0050e2cb"/>
    </style:style>
    <style:style style:name="P11" style:family="paragraph" style:parent-style-name="Standard">
      <style:text-properties officeooo:paragraph-rsid="0052dceb"/>
    </style:style>
    <style:style style:name="P12" style:family="paragraph" style:parent-style-name="RFC_20_Figure">
      <style:text-properties fo:background-color="#ffff00"/>
    </style:style>
    <style:style style:name="P13" style:family="paragraph" style:parent-style-name="RFC_20_Figure">
      <style:text-properties fo:background-color="transparent"/>
    </style:style>
    <style:style style:name="P14" style:family="paragraph" style:parent-style-name="RFC_20_Figure">
      <style:text-properties officeooo:rsid="002f5a56" officeooo:paragraph-rsid="0035d64b" fo:background-color="transparent"/>
    </style:style>
    <style:style style:name="P15" style:family="paragraph" style:parent-style-name="RFC_20_Figure">
      <style:text-properties officeooo:rsid="002f5a56" officeooo:paragraph-rsid="002f5a56" fo:background-color="transparent"/>
    </style:style>
    <style:style style:name="P16" style:family="paragraph" style:parent-style-name="RFC_20_Figure">
      <style:text-properties officeooo:rsid="002f5a56" officeooo:paragraph-rsid="004eb50f" fo:background-color="transparent"/>
    </style:style>
    <style:style style:name="P17" style:family="paragraph" style:parent-style-name="RFC_20_Figure">
      <style:text-properties officeooo:paragraph-rsid="0035d64b" fo:background-color="transparent"/>
    </style:style>
    <style:style style:name="P18" style:family="paragraph" style:parent-style-name="RFC_20_Figure">
      <style:text-properties officeooo:paragraph-rsid="004eb50f" fo:background-color="transparent"/>
    </style:style>
    <style:style style:name="P19" style:family="paragraph" style:parent-style-name="RFC_20_H1_20_-_20_no_20_TOC_20_no_20_num">
      <style:text-properties fo:background-color="transparent"/>
    </style:style>
    <style:style style:name="P20" style:family="paragraph" style:parent-style-name="RFC_20_H1_20_-_20_no_20_TOC_20_no_20_num">
      <style:text-properties officeooo:rsid="002b62eb" officeooo:paragraph-rsid="002b62eb" fo:background-color="transparent"/>
    </style:style>
    <style:style style:name="P21" style:family="paragraph" style:parent-style-name="Preformatted_20_Text">
      <style:text-properties fo:background-color="transparent"/>
    </style:style>
    <style:style style:name="P22" style:family="paragraph" style:parent-style-name="Preformatted_20_Text">
      <style:text-properties officeooo:paragraph-rsid="001a177c" fo:background-color="transparent"/>
    </style:style>
    <style:style style:name="P23" style:family="paragraph" style:parent-style-name="Preformatted_20_Text">
      <style:text-properties fo:background-color="#ffff00"/>
    </style:style>
    <style:style style:name="P24" style:family="paragraph" style:parent-style-name="Preformatted_20_Text">
      <style:text-properties officeooo:paragraph-rsid="0026512c"/>
    </style:style>
    <style:style style:name="P25" style:family="paragraph" style:parent-style-name="Preformatted_20_Text">
      <style:text-properties style:use-window-font-color="true" style:font-name="Liberation Mono" fo:font-size="10pt" fo:language="en" fo:country="US" officeooo:rsid="001f5ad6" fo:background-color="#ffff00" style:font-name-asian="Noto Sans Mono CJK SC" style:font-size-asian="10pt" style:font-name-complex="Liberation Mono" style:font-size-complex="10pt" style:language-complex="ar" style:country-complex="SA"/>
    </style:style>
    <style:style style:name="P26" style:family="paragraph" style:parent-style-name="Preformatted_20_Text">
      <style:text-properties officeooo:paragraph-rsid="002b55d3"/>
    </style:style>
    <style:style style:name="P27" style:family="paragraph" style:parent-style-name="Preformatted_20_Text">
      <style:text-properties fo:language="none" fo:country="none" officeooo:paragraph-rsid="002b55d3" style:language-asian="none" style:country-asian="none"/>
    </style:style>
    <style:style style:name="P28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use-window-font-color="true" style:font-name="Liberation Mono" fo:font-size="10pt" fo:language="en" fo:country="US" officeooo:rsid="001f8242" officeooo:paragraph-rsid="001f8242" style:font-name-asian="Noto Sans Mono CJK SC" style:font-size-asian="10pt" style:font-name-complex="Liberation Mono" style:font-size-complex="10pt" style:language-complex="ar" style:country-complex="SA"/>
    </style:style>
    <style:style style:name="P29" style:family="paragraph" style:parent-style-name="Standard">
      <style:paragraph-properties fo:margin-left="0cm" fo:margin-right="0cm" fo:text-indent="0cm" style:auto-text-indent="false"/>
      <style:text-properties officeooo:rsid="001d57b8" officeooo:paragraph-rsid="001d57b8" fo:background-color="#00ffff"/>
    </style:style>
    <style:style style:name="P30" style:family="paragraph" style:parent-style-name="Standard">
      <style:paragraph-properties fo:margin-left="0cm" fo:margin-right="0cm" fo:text-indent="0cm" style:auto-text-indent="false"/>
      <style:text-properties officeooo:paragraph-rsid="0035918a"/>
    </style:style>
    <style:style style:name="P31" style:family="paragraph" style:parent-style-name="Standard">
      <style:paragraph-properties fo:margin-left="0cm" fo:margin-right="0cm" fo:text-indent="0cm" style:auto-text-indent="false"/>
      <style:text-properties officeooo:rsid="003129a2" officeooo:paragraph-rsid="004069f5"/>
    </style:style>
    <style:style style:name="P32" style:family="paragraph" style:parent-style-name="RFC_20_Figure">
      <style:paragraph-properties fo:margin-left="0cm" fo:margin-right="0cm" fo:text-indent="0cm" style:auto-text-indent="false"/>
      <style:text-properties officeooo:paragraph-rsid="0039e9a2" fo:background-color="transparent"/>
    </style:style>
    <style:style style:name="P33" style:family="paragraph" style:parent-style-name="RFC_20_Figure">
      <style:paragraph-properties fo:margin-left="0cm" fo:margin-right="0cm" fo:text-indent="0cm" style:auto-text-indent="false"/>
      <style:text-properties officeooo:paragraph-rsid="0038a35d" fo:background-color="transparent"/>
    </style:style>
    <style:style style:name="P34" style:family="paragraph" style:parent-style-name="RFC_20_Figure">
      <style:paragraph-properties fo:margin-left="0cm" fo:margin-right="0cm" fo:text-indent="0cm" style:auto-text-indent="false"/>
      <style:text-properties officeooo:paragraph-rsid="00506538" fo:background-color="transparent"/>
    </style:style>
    <style:style style:name="P35" style:family="paragraph" style:parent-style-name="RFC_20_Figure">
      <style:paragraph-properties fo:margin-left="0cm" fo:margin-right="0cm" fo:text-indent="0cm" style:auto-text-indent="false"/>
      <style:text-properties officeooo:paragraph-rsid="0050e2cb" fo:background-color="transparent"/>
    </style:style>
    <style:style style:name="P36" style:family="paragraph" style:parent-style-name="Standard">
      <style:paragraph-properties fo:margin-left="0cm" fo:margin-right="0cm" fo:text-indent="0cm" style:auto-text-indent="false" fo:break-before="page"/>
      <style:text-properties fo:background-color="#ffff00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.021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62cm"/>
          <style:tab-stop style:position="1.524cm"/>
          <style:tab-stop style:position="2.286cm"/>
          <style:tab-stop style:position="3.048cm"/>
          <style:tab-stop style:position="3.413cm"/>
          <style:tab-stop style:position="3.81cm"/>
          <style:tab-stop style:position="4.572cm"/>
          <style:tab-stop style:position="5.334cm"/>
          <style:tab-stop style:position="6.096cm"/>
          <style:tab-stop style:position="6.858cm"/>
          <style:tab-stop style:position="7.62cm"/>
          <style:tab-stop style:position="7.885cm"/>
          <style:tab-stop style:position="8.382cm"/>
          <style:tab-stop style:position="9.144cm"/>
          <style:tab-stop style:position="9.906cm"/>
          <style:tab-stop style:position="10.668cm"/>
          <style:tab-stop style:position="11.43cm"/>
          <style:tab-stop style:position="12.192cm"/>
          <style:tab-stop style:position="12.954cm"/>
          <style:tab-stop style:position="13.716cm"/>
          <style:tab-stop style:position="14.478cm"/>
          <style:tab-stop style:position="15.24cm"/>
          <style:tab-stop style:position="16.002cm"/>
          <style:tab-stop style:position="16.764cm"/>
          <style:tab-stop style:position="17.526cm"/>
        </style:tab-stops>
      </style:paragraph-properties>
      <style:text-properties officeooo:rsid="0043a41f" officeooo:paragraph-rsid="004496ed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.021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62cm"/>
          <style:tab-stop style:position="1.524cm"/>
          <style:tab-stop style:position="2.286cm"/>
          <style:tab-stop style:position="3.048cm"/>
          <style:tab-stop style:position="3.413cm"/>
          <style:tab-stop style:position="3.81cm"/>
          <style:tab-stop style:position="4.572cm"/>
          <style:tab-stop style:position="5.334cm"/>
          <style:tab-stop style:position="6.096cm"/>
          <style:tab-stop style:position="6.858cm"/>
          <style:tab-stop style:position="7.62cm"/>
          <style:tab-stop style:position="7.885cm"/>
          <style:tab-stop style:position="8.382cm"/>
          <style:tab-stop style:position="9.144cm"/>
          <style:tab-stop style:position="9.906cm"/>
          <style:tab-stop style:position="10.668cm"/>
          <style:tab-stop style:position="11.43cm"/>
          <style:tab-stop style:position="12.192cm"/>
          <style:tab-stop style:position="12.954cm"/>
          <style:tab-stop style:position="13.716cm"/>
          <style:tab-stop style:position="14.478cm"/>
          <style:tab-stop style:position="15.24cm"/>
          <style:tab-stop style:position="16.002cm"/>
          <style:tab-stop style:position="16.764cm"/>
          <style:tab-stop style:position="17.526cm"/>
        </style:tab-stops>
      </style:paragraph-properties>
      <style:text-properties officeooo:rsid="0043a41f" officeooo:paragraph-rsid="00475fc7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.021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62cm"/>
          <style:tab-stop style:position="1.524cm"/>
          <style:tab-stop style:position="2.286cm"/>
          <style:tab-stop style:position="3.048cm"/>
          <style:tab-stop style:position="3.413cm"/>
          <style:tab-stop style:position="3.81cm"/>
          <style:tab-stop style:position="4.572cm"/>
          <style:tab-stop style:position="5.334cm"/>
          <style:tab-stop style:position="6.096cm"/>
          <style:tab-stop style:position="6.858cm"/>
          <style:tab-stop style:position="7.62cm"/>
          <style:tab-stop style:position="7.885cm"/>
          <style:tab-stop style:position="8.382cm"/>
          <style:tab-stop style:position="9.144cm"/>
          <style:tab-stop style:position="9.906cm"/>
          <style:tab-stop style:position="10.668cm"/>
          <style:tab-stop style:position="11.43cm"/>
          <style:tab-stop style:position="12.192cm"/>
          <style:tab-stop style:position="12.954cm"/>
          <style:tab-stop style:position="13.716cm"/>
          <style:tab-stop style:position="14.478cm"/>
          <style:tab-stop style:position="15.24cm"/>
          <style:tab-stop style:position="16.002cm"/>
          <style:tab-stop style:position="16.764cm"/>
          <style:tab-stop style:position="17.526cm"/>
        </style:tab-stops>
      </style:paragraph-properties>
      <style:text-properties officeooo:paragraph-rsid="00475fc7"/>
    </style:style>
    <style:style style:name="P40" style:family="paragraph" style:parent-style-name="Standard">
      <style:paragraph-properties fo:margin-left="0cm" fo:margin-right="0cm" fo:margin-top="0cm" fo:margin-bottom="0.021cm" loext:contextual-spacing="false" fo:line-height="100%" fo:text-indent="0cm" style:auto-text-indent="false"/>
      <style:text-properties officeooo:rsid="0043a41f" officeooo:paragraph-rsid="004496ed"/>
    </style:style>
    <style:style style:name="P41" style:family="paragraph" style:parent-style-name="Standard">
      <style:paragraph-properties fo:margin-left="0cm" fo:margin-right="0cm" fo:margin-top="0cm" fo:margin-bottom="0.021cm" loext:contextual-spacing="false" fo:line-height="100%" fo:text-indent="0cm" style:auto-text-indent="false"/>
      <style:text-properties officeooo:rsid="0043a41f" officeooo:paragraph-rsid="0050e2cb"/>
    </style:style>
    <style:style style:name="P42" style:family="paragraph" style:parent-style-name="Standard">
      <style:paragraph-properties fo:margin-left="0cm" fo:margin-right="0cm" fo:margin-top="0cm" fo:margin-bottom="0.021cm" loext:contextual-spacing="false" fo:line-height="100%" fo:text-indent="0cm" style:auto-text-indent="false"/>
      <style:text-properties officeooo:paragraph-rsid="0050e2cb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.021cm" loext:contextual-spacing="false" fo:line-height="100%" fo:text-align="start" style:justify-single-word="false" fo:orphans="2" fo:widows="2" fo:text-indent="0cm" style:auto-text-indent="false" fo:break-before="page" fo:background-color="transparent" style:writing-mode="lr-tb">
        <style:tab-stops>
          <style:tab-stop style:position="0.762cm"/>
          <style:tab-stop style:position="1.524cm"/>
          <style:tab-stop style:position="2.286cm"/>
          <style:tab-stop style:position="3.048cm"/>
          <style:tab-stop style:position="3.413cm"/>
          <style:tab-stop style:position="3.81cm"/>
          <style:tab-stop style:position="4.572cm"/>
          <style:tab-stop style:position="5.334cm"/>
          <style:tab-stop style:position="6.096cm"/>
          <style:tab-stop style:position="6.858cm"/>
          <style:tab-stop style:position="7.62cm"/>
          <style:tab-stop style:position="7.885cm"/>
          <style:tab-stop style:position="8.382cm"/>
          <style:tab-stop style:position="9.144cm"/>
          <style:tab-stop style:position="9.906cm"/>
          <style:tab-stop style:position="10.668cm"/>
          <style:tab-stop style:position="11.43cm"/>
          <style:tab-stop style:position="12.192cm"/>
          <style:tab-stop style:position="12.954cm"/>
          <style:tab-stop style:position="13.716cm"/>
          <style:tab-stop style:position="14.478cm"/>
          <style:tab-stop style:position="15.24cm"/>
          <style:tab-stop style:position="16.002cm"/>
          <style:tab-stop style:position="16.764cm"/>
          <style:tab-stop style:position="17.526cm"/>
        </style:tab-stops>
      </style:paragraph-properties>
      <style:text-properties officeooo:rsid="0043a41f" officeooo:paragraph-rsid="00475fc7"/>
    </style:style>
    <style:style style:name="P44" style:family="paragraph" style:parent-style-name="Contents_20_1">
      <style:paragraph-properties>
        <style:tab-stops>
          <style:tab-stop style:position="18.288cm" style:type="right" style:leader-style="dotted" style:leader-text="."/>
        </style:tab-stops>
      </style:paragraph-properties>
    </style:style>
    <style:style style:name="P45" style:family="paragraph" style:parent-style-name="Contents_20_1">
      <style:text-properties style:font-name="Calibri" fo:font-size="11pt" fo:language="none" fo:country="none" style:font-name-asian="Times New Roman" style:font-size-asian="11pt" style:language-asian="none" style:country-asian="none" style:font-name-complex="Times New Roman" style:font-size-complex="11pt"/>
    </style:style>
    <style:style style:name="P46" style:family="paragraph" style:parent-style-name="Contents_20_2">
      <style:paragraph-properties>
        <style:tab-stops>
          <style:tab-stop style:position="18.288cm" style:type="right" style:leader-style="dotted" style:leader-text="."/>
        </style:tab-stops>
      </style:paragraph-properties>
    </style:style>
    <style:style style:name="P47" style:family="paragraph" style:parent-style-name="Contents_20_Heading">
      <style:paragraph-properties fo:break-before="page"/>
    </style:style>
    <style:style style:name="P48" style:family="paragraph" style:parent-style-name="Preformatted_20_Text">
      <style:paragraph-properties fo:margin-top="0cm" fo:margin-bottom="0.499cm" loext:contextual-spacing="false"/>
    </style:style>
    <style:style style:name="P49" style:family="paragraph" style:parent-style-name="Standard">
      <style:paragraph-properties fo:margin-top="0cm" fo:margin-bottom="0.021cm" loext:contextual-spacing="false" fo:line-height="100%"/>
      <style:text-properties officeooo:rsid="0043a41f" officeooo:paragraph-rsid="0043a41f"/>
    </style:style>
    <style:style style:name="P50" style:family="paragraph" style:parent-style-name="Standard">
      <style:paragraph-properties fo:margin-top="0cm" fo:margin-bottom="0.021cm" loext:contextual-spacing="false" fo:line-height="100%"/>
      <style:text-properties officeooo:rsid="0043a41f" officeooo:paragraph-rsid="00475fc7"/>
    </style:style>
    <style:style style:name="P51" style:family="paragraph" style:parent-style-name="Standard">
      <style:paragraph-properties fo:margin-top="0cm" fo:margin-bottom="0.021cm" loext:contextual-spacing="false" fo:line-height="100%"/>
      <style:text-properties officeooo:rsid="0043a41f" officeooo:paragraph-rsid="0050e2cb"/>
    </style:style>
    <style:style style:name="P52" style:family="paragraph" style:parent-style-name="Standard">
      <style:paragraph-properties fo:margin-top="0cm" fo:margin-bottom="0.021cm" loext:contextual-spacing="false" fo:line-height="100%"/>
      <style:text-properties officeooo:rsid="0043a41f" officeooo:paragraph-rsid="00537232"/>
    </style:style>
    <style:style style:name="P53" style:family="paragraph" style:parent-style-name="Standard">
      <style:paragraph-properties fo:margin-top="0cm" fo:margin-bottom="0.021cm" loext:contextual-spacing="false" fo:line-height="100%"/>
      <style:text-properties officeooo:rsid="004496ed" officeooo:paragraph-rsid="004496ed"/>
    </style:style>
    <style:style style:name="P54" style:family="paragraph" style:parent-style-name="Standard">
      <style:paragraph-properties fo:margin-top="0cm" fo:margin-bottom="0.021cm" loext:contextual-spacing="false" fo:line-height="100%"/>
      <style:text-properties officeooo:rsid="004496ed" officeooo:paragraph-rsid="00475fc7"/>
    </style:style>
    <style:style style:name="P55" style:family="paragraph" style:parent-style-name="Standard">
      <style:paragraph-properties fo:margin-top="0cm" fo:margin-bottom="0.021cm" loext:contextual-spacing="false" fo:line-height="100%"/>
      <style:text-properties officeooo:rsid="004496ed" officeooo:paragraph-rsid="0050e2cb"/>
    </style:style>
    <style:style style:name="P56" style:family="paragraph" style:parent-style-name="Standard">
      <style:paragraph-properties fo:margin-top="0cm" fo:margin-bottom="0.021cm" loext:contextual-spacing="false" fo:line-height="100%"/>
      <style:text-properties officeooo:rsid="004496ed" officeooo:paragraph-rsid="0052dceb"/>
    </style:style>
    <style:style style:name="P57" style:family="paragraph" style:parent-style-name="Standard">
      <style:paragraph-properties fo:margin-top="0cm" fo:margin-bottom="0.021cm" loext:contextual-spacing="false" fo:line-height="100%"/>
      <style:text-properties officeooo:paragraph-rsid="00537232"/>
    </style:style>
    <style:style style:name="P58" style:family="paragraph" style:parent-style-name="Standard">
      <style:paragraph-properties fo:margin-top="0cm" fo:margin-bottom="0.021cm" loext:contextual-spacing="false" fo:line-height="100%"/>
      <style:text-properties officeooo:rsid="00537232" officeooo:paragraph-rsid="00537232"/>
    </style:style>
    <style:style style:name="P59" style:family="paragraph" style:parent-style-name="Standard">
      <loext:graphic-properties draw:fill="none"/>
      <style:paragraph-properties fo:margin-left="0cm" fo:margin-right="0cm" fo:margin-top="0cm" fo:margin-bottom="0.021cm" loext:contextual-spacing="false" fo:line-height="100%" fo:text-align="start" style:justify-single-word="false" fo:orphans="2" fo:widows="2" fo:text-indent="0.801cm" style:auto-text-indent="false" fo:background-color="transparent" style:writing-mode="lr-tb">
        <style:tab-stops>
          <style:tab-stop style:position="0.762cm"/>
          <style:tab-stop style:position="1.524cm"/>
          <style:tab-stop style:position="2.286cm"/>
          <style:tab-stop style:position="3.048cm"/>
          <style:tab-stop style:position="3.413cm"/>
          <style:tab-stop style:position="3.81cm"/>
          <style:tab-stop style:position="4.572cm"/>
          <style:tab-stop style:position="5.334cm"/>
          <style:tab-stop style:position="6.096cm"/>
          <style:tab-stop style:position="6.858cm"/>
          <style:tab-stop style:position="7.62cm"/>
          <style:tab-stop style:position="7.885cm"/>
          <style:tab-stop style:position="8.382cm"/>
          <style:tab-stop style:position="9.144cm"/>
          <style:tab-stop style:position="9.906cm"/>
          <style:tab-stop style:position="10.668cm"/>
          <style:tab-stop style:position="11.43cm"/>
          <style:tab-stop style:position="12.192cm"/>
          <style:tab-stop style:position="12.954cm"/>
          <style:tab-stop style:position="13.716cm"/>
          <style:tab-stop style:position="14.478cm"/>
          <style:tab-stop style:position="15.24cm"/>
          <style:tab-stop style:position="16.002cm"/>
          <style:tab-stop style:position="16.764cm"/>
          <style:tab-stop style:position="17.526cm"/>
        </style:tab-stops>
      </style:paragraph-properties>
      <style:text-properties officeooo:rsid="0043a41f" officeooo:paragraph-rsid="004496ed"/>
    </style:style>
    <style:style style:name="P60" style:family="paragraph" style:parent-style-name="Standard">
      <loext:graphic-properties draw:fill="none"/>
      <style:paragraph-properties fo:margin-left="0cm" fo:margin-right="0cm" fo:margin-top="0cm" fo:margin-bottom="0.021cm" loext:contextual-spacing="false" fo:line-height="100%" fo:text-align="start" style:justify-single-word="false" fo:orphans="2" fo:widows="2" fo:text-indent="0.801cm" style:auto-text-indent="false" fo:background-color="transparent" style:writing-mode="lr-tb">
        <style:tab-stops>
          <style:tab-stop style:position="0.762cm"/>
          <style:tab-stop style:position="1.524cm"/>
          <style:tab-stop style:position="2.286cm"/>
          <style:tab-stop style:position="3.048cm"/>
          <style:tab-stop style:position="3.413cm"/>
          <style:tab-stop style:position="3.81cm"/>
          <style:tab-stop style:position="4.572cm"/>
          <style:tab-stop style:position="5.334cm"/>
          <style:tab-stop style:position="6.096cm"/>
          <style:tab-stop style:position="6.858cm"/>
          <style:tab-stop style:position="7.62cm"/>
          <style:tab-stop style:position="7.885cm"/>
          <style:tab-stop style:position="8.382cm"/>
          <style:tab-stop style:position="9.144cm"/>
          <style:tab-stop style:position="9.906cm"/>
          <style:tab-stop style:position="10.668cm"/>
          <style:tab-stop style:position="11.43cm"/>
          <style:tab-stop style:position="12.192cm"/>
          <style:tab-stop style:position="12.954cm"/>
          <style:tab-stop style:position="13.716cm"/>
          <style:tab-stop style:position="14.478cm"/>
          <style:tab-stop style:position="15.24cm"/>
          <style:tab-stop style:position="16.002cm"/>
          <style:tab-stop style:position="16.764cm"/>
          <style:tab-stop style:position="17.526cm"/>
        </style:tab-stops>
      </style:paragraph-properties>
      <style:text-properties officeooo:rsid="00459550" officeooo:paragraph-rsid="00459550"/>
    </style:style>
    <style:style style:name="P61" style:family="paragraph" style:parent-style-name="Standard">
      <loext:graphic-properties draw:fill="none"/>
      <style:paragraph-properties fo:margin-left="0cm" fo:margin-right="0cm" fo:margin-top="0cm" fo:margin-bottom="0.021cm" loext:contextual-spacing="false" fo:line-height="100%" fo:text-align="start" style:justify-single-word="false" fo:orphans="2" fo:widows="2" fo:text-indent="0.801cm" style:auto-text-indent="false" fo:background-color="transparent" style:writing-mode="lr-tb">
        <style:tab-stops>
          <style:tab-stop style:position="0.762cm"/>
          <style:tab-stop style:position="1.524cm"/>
          <style:tab-stop style:position="2.286cm"/>
          <style:tab-stop style:position="3.048cm"/>
          <style:tab-stop style:position="3.413cm"/>
          <style:tab-stop style:position="3.81cm"/>
          <style:tab-stop style:position="4.572cm"/>
          <style:tab-stop style:position="5.334cm"/>
          <style:tab-stop style:position="6.096cm"/>
          <style:tab-stop style:position="6.858cm"/>
          <style:tab-stop style:position="7.62cm"/>
          <style:tab-stop style:position="7.885cm"/>
          <style:tab-stop style:position="8.382cm"/>
          <style:tab-stop style:position="9.144cm"/>
          <style:tab-stop style:position="9.906cm"/>
          <style:tab-stop style:position="10.668cm"/>
          <style:tab-stop style:position="11.43cm"/>
          <style:tab-stop style:position="12.192cm"/>
          <style:tab-stop style:position="12.954cm"/>
          <style:tab-stop style:position="13.716cm"/>
          <style:tab-stop style:position="14.478cm"/>
          <style:tab-stop style:position="15.24cm"/>
          <style:tab-stop style:position="16.002cm"/>
          <style:tab-stop style:position="16.764cm"/>
          <style:tab-stop style:position="17.526cm"/>
        </style:tab-stops>
      </style:paragraph-properties>
      <style:text-properties officeooo:paragraph-rsid="00459550"/>
    </style:style>
    <style:style style:name="P62" style:family="paragraph" style:parent-style-name="Standard">
      <loext:graphic-properties draw:fill="none"/>
      <style:paragraph-properties fo:margin-left="0cm" fo:margin-right="0cm" fo:margin-top="0cm" fo:margin-bottom="0.021cm" loext:contextual-spacing="false" fo:line-height="100%" fo:text-align="start" style:justify-single-word="false" fo:orphans="2" fo:widows="2" fo:text-indent="0.801cm" style:auto-text-indent="false" fo:background-color="transparent" style:writing-mode="lr-tb">
        <style:tab-stops>
          <style:tab-stop style:position="0.762cm"/>
          <style:tab-stop style:position="1.524cm"/>
          <style:tab-stop style:position="2.286cm"/>
          <style:tab-stop style:position="3.048cm"/>
          <style:tab-stop style:position="3.413cm"/>
          <style:tab-stop style:position="3.81cm"/>
          <style:tab-stop style:position="4.572cm"/>
          <style:tab-stop style:position="5.334cm"/>
          <style:tab-stop style:position="6.096cm"/>
          <style:tab-stop style:position="6.858cm"/>
          <style:tab-stop style:position="7.62cm"/>
          <style:tab-stop style:position="7.885cm"/>
          <style:tab-stop style:position="8.382cm"/>
          <style:tab-stop style:position="9.144cm"/>
          <style:tab-stop style:position="9.906cm"/>
          <style:tab-stop style:position="10.668cm"/>
          <style:tab-stop style:position="11.43cm"/>
          <style:tab-stop style:position="12.192cm"/>
          <style:tab-stop style:position="12.954cm"/>
          <style:tab-stop style:position="13.716cm"/>
          <style:tab-stop style:position="14.478cm"/>
          <style:tab-stop style:position="15.24cm"/>
          <style:tab-stop style:position="16.002cm"/>
          <style:tab-stop style:position="16.764cm"/>
          <style:tab-stop style:position="17.526cm"/>
        </style:tab-stops>
      </style:paragraph-properties>
      <style:text-properties officeooo:rsid="004496ed" officeooo:paragraph-rsid="004496ed"/>
    </style:style>
    <style:style style:name="P63" style:family="paragraph" style:parent-style-name="Standard" style:master-page-name="">
      <loext:graphic-properties draw:fill="none"/>
      <style:paragraph-properties fo:margin-left="0cm" fo:margin-right="0cm" fo:margin-top="0cm" fo:margin-bottom="0.021cm" loext:contextual-spacing="false" fo:line-height="100%" fo:text-align="start" style:justify-single-word="false" fo:orphans="2" fo:widows="2" fo:text-indent="0.801cm" style:auto-text-indent="false" style:page-number="auto" fo:background-color="transparent" style:writing-mode="lr-tb">
        <style:tab-stops>
          <style:tab-stop style:position="0.762cm"/>
          <style:tab-stop style:position="1.524cm"/>
          <style:tab-stop style:position="2.286cm"/>
          <style:tab-stop style:position="3.048cm"/>
          <style:tab-stop style:position="3.413cm"/>
          <style:tab-stop style:position="3.81cm"/>
          <style:tab-stop style:position="4.572cm"/>
          <style:tab-stop style:position="5.334cm"/>
          <style:tab-stop style:position="6.096cm"/>
          <style:tab-stop style:position="6.858cm"/>
          <style:tab-stop style:position="7.62cm"/>
          <style:tab-stop style:position="7.885cm"/>
          <style:tab-stop style:position="8.382cm"/>
          <style:tab-stop style:position="9.144cm"/>
          <style:tab-stop style:position="9.906cm"/>
          <style:tab-stop style:position="10.668cm"/>
          <style:tab-stop style:position="11.43cm"/>
          <style:tab-stop style:position="12.192cm"/>
          <style:tab-stop style:position="12.954cm"/>
          <style:tab-stop style:position="13.716cm"/>
          <style:tab-stop style:position="14.478cm"/>
          <style:tab-stop style:position="15.24cm"/>
          <style:tab-stop style:position="16.002cm"/>
          <style:tab-stop style:position="16.764cm"/>
          <style:tab-stop style:position="17.526cm"/>
        </style:tab-stops>
      </style:paragraph-properties>
      <style:text-properties officeooo:rsid="004496ed" officeooo:paragraph-rsid="004496ed"/>
    </style:style>
    <style:style style:name="P64" style:family="paragraph" style:parent-style-name="Title" style:master-page-name="Standard">
      <style:paragraph-properties style:page-number="auto"/>
    </style:style>
    <style:style style:name="P65" style:family="paragraph" style:parent-style-name="Caption_20__28_user_29_" style:list-style-name="">
      <style:paragraph-properties fo:margin-left="0cm" fo:margin-right="0cm" fo:text-indent="0cm" style:auto-text-indent="false"/>
      <style:text-properties fo:background-color="#ffff00"/>
    </style:style>
    <style:style style:name="P66" style:family="paragraph" style:parent-style-name="Heading_20_1">
      <style:text-properties style:use-window-font-color="true" style:font-name="Courier New" fo:font-size="12pt" fo:language="en" fo:country="US" officeooo:rsid="001ecaff" officeooo:paragraph-rsid="001ecaff" fo:background-color="#00ffff" style:font-name-asian="Batang" style:font-size-asian="12pt" style:font-name-complex="Courier New" style:font-size-complex="12pt" style:language-complex="ar" style:country-complex="SA"/>
    </style:style>
    <style:style style:name="P67" style:family="paragraph" style:parent-style-name="Heading_20_1">
      <style:text-properties style:font-name="Liberation Mono" fo:font-size="12pt" style:font-size-asian="12pt" style:font-size-complex="12pt"/>
    </style:style>
    <style:style style:name="P68" style:family="paragraph" style:parent-style-name="Heading_20_1">
      <style:paragraph-properties fo:break-before="page"/>
    </style:style>
    <style:style style:name="P69" style:family="paragraph" style:parent-style-name="Heading_20_1">
      <style:paragraph-properties fo:break-before="page"/>
      <style:text-properties style:font-name="Calibri" fo:font-size="11pt" fo:language="none" fo:country="none" style:font-name-asian="Times New Roman" style:font-size-asian="11pt" style:language-asian="none" style:country-asian="none" style:font-name-complex="Times New Roman" style:font-size-complex="11pt"/>
    </style:style>
    <style:style style:name="P70" style:family="paragraph" style:parent-style-name="Heading_20_2">
      <style:text-properties style:use-window-font-color="true" style:font-name="Courier New" fo:font-size="12pt" fo:language="en" fo:country="US" officeooo:rsid="003e9fbc" officeooo:paragraph-rsid="003e9fbc" style:font-name-asian="Batang" style:font-size-asian="12pt" style:font-name-complex="Arial" style:font-size-complex="14pt" style:language-complex="ar" style:country-complex="SA" style:font-style-complex="italic" style:font-weight-complex="bold"/>
    </style:style>
    <style:style style:name="P71" style:family="paragraph" style:parent-style-name="Heading_20_2">
      <style:text-properties officeooo:paragraph-rsid="004069f5"/>
    </style:style>
    <style:style style:name="P72" style:family="paragraph" style:parent-style-name="Heading_20_2">
      <style:text-properties officeooo:rsid="004eb50f" officeooo:paragraph-rsid="004eb50f"/>
    </style:style>
    <style:style style:name="P73" style:family="paragraph" style:parent-style-name="Heading_20_2">
      <style:text-properties officeooo:rsid="0050e216" officeooo:paragraph-rsid="0050e216"/>
    </style:style>
    <style:style style:name="P74" style:family="paragraph" style:parent-style-name="RFC_20_Figure">
      <style:text-properties officeooo:paragraph-rsid="003129a2" fo:background-color="transparent"/>
    </style:style>
    <style:style style:name="P75" style:family="paragraph" style:parent-style-name="RFC_20_Figure">
      <style:text-properties officeooo:paragraph-rsid="0054d959" fo:background-color="transparent"/>
    </style:style>
    <style:style style:name="P76" style:family="paragraph" style:parent-style-name="Standard" style:list-style-name="List_20_1">
      <style:text-properties officeooo:paragraph-rsid="0035d64b"/>
    </style:style>
    <style:style style:name="P77" style:family="paragraph" style:parent-style-name="Standard" style:list-style-name="List_20_1">
      <style:text-properties officeooo:rsid="0035918a" officeooo:paragraph-rsid="0035918a"/>
    </style:style>
    <style:style style:name="P78" style:family="paragraph" style:parent-style-name="Standard" style:list-style-name="List_20_1">
      <style:text-properties officeooo:rsid="0035918a" officeooo:paragraph-rsid="0035d64b"/>
    </style:style>
    <style:style style:name="P79" style:family="paragraph" style:parent-style-name="Standard">
      <style:text-properties officeooo:rsid="0050e216" officeooo:paragraph-rsid="0050e2cb"/>
    </style:style>
    <style:style style:name="P80" style:family="paragraph" style:parent-style-name="Standard">
      <style:text-properties officeooo:rsid="0050e216" officeooo:paragraph-rsid="0052dceb"/>
    </style:style>
    <style:style style:name="P81" style:family="paragraph" style:parent-style-name="Standard">
      <style:text-properties style:use-window-font-color="true" style:font-name="Courier New" fo:font-size="12pt" fo:language="en" fo:country="US" officeooo:rsid="0052dceb" officeooo:paragraph-rsid="0052dceb" style:font-name-asian="Batang" style:font-size-asian="12pt" style:font-name-complex="Courier New" style:font-size-complex="12pt" style:language-complex="ar" style:country-complex="SA"/>
    </style:style>
    <style:style style:name="P82" style:family="paragraph" style:parent-style-name="Standard">
      <style:paragraph-properties fo:margin-top="0cm" fo:margin-bottom="0.021cm" loext:contextual-spacing="false" fo:line-height="100%"/>
      <style:text-properties style:use-window-font-color="true" style:font-name="Courier New" fo:font-size="12pt" fo:language="en" fo:country="US" officeooo:rsid="0052dceb" officeooo:paragraph-rsid="00537232" style:font-name-asian="Batang" style:font-size-asian="12pt" style:font-name-complex="Courier New" style:font-size-complex="12pt" style:language-complex="ar" style:country-complex="SA"/>
    </style:style>
    <style:style style:name="P83" style:family="paragraph" style:parent-style-name="Standard">
      <style:paragraph-properties fo:margin-top="0cm" fo:margin-bottom="0.021cm" loext:contextual-spacing="false" fo:line-height="100%"/>
      <style:text-properties style:use-window-font-color="true" style:font-name="Courier New" fo:font-size="12pt" fo:language="en" fo:country="US" officeooo:rsid="00537232" officeooo:paragraph-rsid="00537232" style:font-name-asian="Batang" style:font-size-asian="12pt" style:font-name-complex="Courier New" style:font-size-complex="12pt" style:language-complex="ar" style:country-complex="SA"/>
    </style:style>
    <style:style style:name="T1" style:family="text">
      <style:text-properties officeooo:rsid="001a177c"/>
    </style:style>
    <style:style style:name="T2" style:family="text">
      <style:text-properties officeooo:rsid="00175317"/>
    </style:style>
    <style:style style:name="T3" style:family="text">
      <style:text-properties style:use-window-font-color="true" style:font-name="Courier New" fo:font-size="12pt" fo:language="en" fo:country="US" style:font-name-asian="Batang" style:font-size-asian="12pt" style:font-name-complex="Courier New" style:font-size-complex="12pt" style:language-complex="ar" style:country-complex="SA"/>
    </style:style>
    <style:style style:name="T4" style:family="text">
      <style:text-properties style:use-window-font-color="true" style:font-name="Courier New" fo:font-size="12pt" fo:language="en" fo:country="US" officeooo:rsid="0016fd39" style:font-name-asian="Batang" style:font-size-asian="12pt" style:font-name-complex="Courier New" style:font-size-complex="12pt" style:language-complex="ar" style:country-complex="SA"/>
    </style:style>
    <style:style style:name="T5" style:family="text">
      <style:text-properties style:use-window-font-color="true" style:font-name="Courier New" fo:font-size="12pt" fo:language="en" fo:country="US" officeooo:rsid="00177abc" style:font-name-asian="Batang" style:font-size-asian="12pt" style:font-name-complex="Courier New" style:font-size-complex="12pt" style:language-complex="ar" style:country-complex="SA"/>
    </style:style>
    <style:style style:name="T6" style:family="text">
      <style:text-properties style:use-window-font-color="true" style:font-name="Courier New" fo:font-size="12pt" fo:language="en" fo:country="US" officeooo:rsid="00339b04" style:font-name-asian="Batang" style:font-size-asian="12pt" style:font-name-complex="Courier New" style:font-size-complex="12pt" style:language-complex="ar" style:country-complex="SA"/>
    </style:style>
    <style:style style:name="T7" style:family="text">
      <style:text-properties style:use-window-font-color="true" style:font-name="Courier New" fo:font-size="12pt" fo:language="en" fo:country="US" officeooo:rsid="0035918a" style:font-name-asian="Batang" style:font-size-asian="12pt" style:font-name-complex="Courier New" style:font-size-complex="12pt" style:language-complex="ar" style:country-complex="SA"/>
    </style:style>
    <style:style style:name="T8" style:family="text">
      <style:text-properties style:use-window-font-color="true" style:font-name="Courier New" fo:font-size="12pt" fo:language="en" fo:country="US" officeooo:rsid="0035d64b" style:font-name-asian="Batang" style:font-size-asian="12pt" style:font-name-complex="Courier New" style:font-size-complex="12pt" style:language-complex="ar" style:country-complex="SA"/>
    </style:style>
    <style:style style:name="T9" style:family="text">
      <style:text-properties style:use-window-font-color="true" style:font-name="Courier New" fo:font-size="12pt" fo:language="en" fo:country="US" officeooo:rsid="0036ae6b" style:font-name-asian="Batang" style:font-size-asian="12pt" style:font-name-complex="Courier New" style:font-size-complex="12pt" style:language-complex="ar" style:country-complex="SA"/>
    </style:style>
    <style:style style:name="T10" style:family="text">
      <style:text-properties style:use-window-font-color="true" style:font-name="Courier New" fo:font-size="12pt" fo:language="en" fo:country="US" officeooo:rsid="003b7ba2" style:font-name-asian="Batang" style:font-size-asian="12pt" style:font-name-complex="Courier New" style:font-size-complex="12pt" style:language-complex="ar" style:country-complex="SA"/>
    </style:style>
    <style:style style:name="T11" style:family="text">
      <style:text-properties style:use-window-font-color="true" style:font-name="Courier New" fo:font-size="12pt" fo:language="en" fo:country="US" officeooo:rsid="003be27c" style:font-name-asian="Batang" style:font-size-asian="12pt" style:font-name-complex="Courier New" style:font-size-complex="12pt" style:language-complex="ar" style:country-complex="SA"/>
    </style:style>
    <style:style style:name="T12" style:family="text">
      <style:text-properties style:use-window-font-color="true" style:font-name="Courier New" fo:font-size="12pt" fo:language="en" fo:country="US" officeooo:rsid="00492689" style:font-name-asian="Batang" style:font-size-asian="12pt" style:font-name-complex="Courier New" style:font-size-complex="12pt" style:language-complex="ar" style:country-complex="SA"/>
    </style:style>
    <style:style style:name="T13" style:family="text">
      <style:text-properties style:use-window-font-color="true" style:font-name="Courier New" fo:font-size="12pt" fo:language="en" fo:country="US" officeooo:rsid="0050e216" style:font-name-asian="Batang" style:font-size-asian="12pt" style:font-name-complex="Courier New" style:font-size-complex="12pt" style:language-complex="ar" style:country-complex="SA"/>
    </style:style>
    <style:style style:name="T14" style:family="text">
      <style:text-properties style:use-window-font-color="true" style:font-name="Courier New" fo:font-size="12pt" fo:language="en" fo:country="US" officeooo:rsid="0050e2cb" style:font-name-asian="Batang" style:font-size-asian="12pt" style:font-name-complex="Courier New" style:font-size-complex="12pt" style:language-complex="ar" style:country-complex="SA"/>
    </style:style>
    <style:style style:name="T15" style:family="text">
      <style:text-properties style:use-window-font-color="true" style:font-name="Courier New" fo:font-size="12pt" fo:language="en" fo:country="US" officeooo:rsid="0052dceb" style:font-name-asian="Batang" style:font-size-asian="12pt" style:font-name-complex="Courier New" style:font-size-complex="12pt" style:language-complex="ar" style:country-complex="SA"/>
    </style:style>
    <style:style style:name="T16" style:family="text">
      <style:text-properties style:use-window-font-color="true" style:font-name="Courier New" fo:font-size="12pt" fo:language="en" fo:country="US" officeooo:rsid="00537232" style:font-name-asian="Batang" style:font-size-asian="12pt" style:font-name-complex="Courier New" style:font-size-complex="12pt" style:language-complex="ar" style:country-complex="SA"/>
    </style:style>
    <style:style style:name="T17" style:family="text">
      <style:text-properties style:use-window-font-color="true" style:font-name="Courier New" fo:font-size="12pt" fo:language="en" fo:country="US" officeooo:rsid="0018dd39" style:font-name-asian="Batang" style:font-size-asian="12pt" style:language-asian="ko" style:country-asian="KR" style:font-name-complex="Courier New" style:font-size-complex="12pt" style:language-complex="ar" style:country-complex="SA"/>
    </style:style>
    <style:style style:name="T18" style:family="text">
      <style:text-properties style:use-window-font-color="true" style:font-name="Courier New" fo:font-size="12pt" fo:language="en" fo:country="US" officeooo:rsid="0018dd39" fo:background-color="#ffff00" loext:char-shading-value="0" style:font-name-asian="Batang" style:font-size-asian="12pt" style:language-asian="ko" style:country-asian="KR" style:font-name-complex="Courier New" style:font-size-complex="12pt" style:language-complex="ar" style:country-complex="SA"/>
    </style:style>
    <style:style style:name="T19" style:family="text">
      <style:text-properties style:use-window-font-color="true" style:font-name="Courier New" fo:font-size="12pt" fo:language="en" fo:country="US" officeooo:rsid="00175317" style:font-name-asian="Times New Roman" style:font-size-asian="12pt" style:font-name-complex="Courier New" style:font-size-complex="12pt" style:language-complex="ar" style:country-complex="SA"/>
    </style:style>
    <style:style style:name="T20" style:family="text">
      <style:text-properties style:use-window-font-color="true" style:font-name="Liberation Mono" fo:font-size="10pt" fo:language="en" fo:country="US" officeooo:rsid="001a177c" style:font-name-asian="Noto Sans Mono CJK SC" style:font-size-asian="10pt" style:font-name-complex="Liberation Mono" style:font-size-complex="10pt" style:language-complex="ar" style:country-complex="SA"/>
    </style:style>
    <style:style style:name="T21" style:family="text">
      <style:text-properties style:use-window-font-color="true" style:font-name="Liberation Mono" fo:font-size="10pt" fo:language="en" fo:country="US" officeooo:rsid="001a70c5" style:font-name-asian="Noto Sans Mono CJK SC" style:font-size-asian="10pt" style:font-name-complex="Liberation Mono" style:font-size-complex="10pt" style:language-complex="ar" style:country-complex="SA"/>
    </style:style>
    <style:style style:name="T22" style:family="text">
      <style:text-properties style:use-window-font-color="true" style:font-name="Liberation Mono" fo:font-size="10pt" fo:language="en" fo:country="US" officeooo:rsid="001ecaff" style:font-name-asian="Noto Sans Mono CJK SC" style:font-size-asian="10pt" style:font-name-complex="Liberation Mono" style:font-size-complex="10pt" style:language-complex="ar" style:country-complex="SA"/>
    </style:style>
    <style:style style:name="T23" style:family="text">
      <style:text-properties style:use-window-font-color="true" style:font-name="Liberation Mono" fo:font-size="10pt" fo:language="en" fo:country="US" officeooo:rsid="002334a7" style:font-name-asian="Noto Sans Mono CJK SC" style:font-size-asian="10pt" style:font-name-complex="Liberation Mono" style:font-size-complex="10pt" style:language-complex="ar" style:country-complex="SA"/>
    </style:style>
    <style:style style:name="T24" style:family="text">
      <style:text-properties style:use-window-font-color="true" style:font-name="Liberation Mono" fo:font-size="10pt" fo:language="en" fo:country="US" officeooo:rsid="0026512c" style:font-name-asian="Noto Sans Mono CJK SC" style:font-size-asian="10pt" style:font-name-complex="Liberation Mono" style:font-size-complex="10pt" style:language-complex="ar" style:country-complex="SA"/>
    </style:style>
    <style:style style:name="T25" style:family="text">
      <style:text-properties style:use-window-font-color="true" fo:language="en" fo:country="US" officeooo:rsid="001f8242" style:font-name-asian="Noto Sans Mono CJK SC" style:font-name-complex="Liberation Mono" style:language-complex="ar" style:country-complex="SA"/>
    </style:style>
    <style:style style:name="T26" style:family="text">
      <style:text-properties officeooo:rsid="00177abc"/>
    </style:style>
    <style:style style:name="T27" style:family="text">
      <style:text-properties fo:background-color="#ffff00" loext:char-shading-value="0"/>
    </style:style>
    <style:style style:name="T28" style:family="text">
      <style:text-properties style:font-name-complex="Times New Roman"/>
    </style:style>
    <style:style style:name="T29" style:family="text">
      <style:text-properties fo:language="none" fo:country="none" style:language-asian="none" style:country-asian="none"/>
    </style:style>
    <style:style style:name="T30" style:family="text">
      <style:text-properties officeooo:rsid="001a70c5"/>
    </style:style>
    <style:style style:name="T31" style:family="text">
      <style:text-properties officeooo:rsid="001f8242"/>
    </style:style>
    <style:style style:name="T32" style:family="text">
      <style:text-properties officeooo:rsid="002095b6"/>
    </style:style>
    <style:style style:name="T33" style:family="text">
      <style:text-properties officeooo:rsid="0026512c"/>
    </style:style>
    <style:style style:name="T34" style:family="text">
      <style:text-properties officeooo:rsid="002b62eb"/>
    </style:style>
    <style:style style:name="T35" style:family="text">
      <style:text-properties fo:background-color="transparent" loext:char-shading-value="0"/>
    </style:style>
    <style:style style:name="T36" style:family="text">
      <style:text-properties style:font-name="Liberation Mono" fo:font-size="10pt" officeooo:rsid="002b62eb" style:font-size-asian="10pt" style:font-size-complex="10pt"/>
    </style:style>
    <style:style style:name="T37" style:family="text">
      <style:text-properties style:font-name="Liberation Mono" fo:font-size="10pt" officeooo:rsid="002ea3cc" style:font-size-asian="10pt" style:font-size-complex="10pt"/>
    </style:style>
    <style:style style:name="T38" style:family="text">
      <style:text-properties officeooo:rsid="002f5a56"/>
    </style:style>
    <style:style style:name="T39" style:family="text">
      <style:text-properties officeooo:rsid="003129a2"/>
    </style:style>
    <style:style style:name="T40" style:family="text">
      <style:text-properties officeooo:rsid="00333e0c"/>
    </style:style>
    <style:style style:name="T41" style:family="text">
      <style:text-properties officeooo:rsid="00339b04"/>
    </style:style>
    <style:style style:name="T42" style:family="text">
      <style:text-properties officeooo:rsid="0035918a"/>
    </style:style>
    <style:style style:name="T43" style:family="text">
      <style:text-properties officeooo:rsid="0035d64b"/>
    </style:style>
    <style:style style:name="T44" style:family="text">
      <style:text-properties officeooo:rsid="0036ae6b"/>
    </style:style>
    <style:style style:name="T45" style:family="text">
      <style:text-properties officeooo:rsid="00371002"/>
    </style:style>
    <style:style style:name="T46" style:family="text">
      <style:text-properties officeooo:rsid="0038a35d"/>
    </style:style>
    <style:style style:name="T47" style:family="text">
      <style:text-properties officeooo:rsid="0039089b"/>
    </style:style>
    <style:style style:name="T48" style:family="text">
      <style:text-properties officeooo:rsid="0039e9a2"/>
    </style:style>
    <style:style style:name="T49" style:family="text">
      <style:text-properties officeooo:rsid="003b7ba2"/>
    </style:style>
    <style:style style:name="T50" style:family="text">
      <style:text-properties officeooo:rsid="003be27c"/>
    </style:style>
    <style:style style:name="T51" style:family="text">
      <style:text-properties officeooo:rsid="003d03b0"/>
    </style:style>
    <style:style style:name="T52" style:family="text">
      <style:text-properties officeooo:rsid="004496ed"/>
    </style:style>
    <style:style style:name="T53" style:family="text">
      <style:text-properties officeooo:rsid="00459550"/>
    </style:style>
    <style:style style:name="T54" style:family="text">
      <style:text-properties officeooo:rsid="00475fc7"/>
    </style:style>
    <style:style style:name="T55" style:family="text">
      <style:text-properties officeooo:rsid="004eb50f"/>
    </style:style>
    <style:style style:name="T56" style:family="text">
      <style:text-properties officeooo:rsid="00506538"/>
    </style:style>
    <style:style style:name="T57" style:family="text">
      <style:text-properties officeooo:rsid="0050e216"/>
    </style:style>
    <style:style style:name="T58" style:family="text">
      <style:text-properties officeooo:rsid="0043a41f"/>
    </style:style>
    <style:style style:name="T59" style:family="text">
      <style:text-properties officeooo:rsid="0050e2cb"/>
    </style:style>
    <style:style style:name="T60" style:family="text">
      <style:text-properties officeooo:rsid="0052dceb"/>
    </style:style>
    <style:style style:name="T61" style:family="text">
      <style:text-properties officeooo:rsid="00537232"/>
    </style:style>
    <style:style style:name="T62" style:family="text">
      <style:text-properties officeooo:rsid="0054d959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4" text:outline-level="1"><text:bookmark-start text:name="__RefHeading___Toc1402_3553032141"/><text:line-break/><text:span text:style-name="T19">ChatOS Protocol : Anonymized direct TCP chat service</text:span><text:bookmark-end text:name="__RefHeading___Toc1402_3553032141"/></text:h>
      <text:p text:style-name="P19"/>
      <text:p text:style-name="P20">Abstract</text:p>
      <text:p text:style-name="P6"><text:span text:style-name="T36">This note describes the ChatOs Protocol (COP), a protocol used in ChatOS Application to route messages </text:span><text:span text:style-name="T37">in TCP</text:span><text:span text:style-name="T36">. COP can provides private connexion between two users or a public connexion to send messages for all users.</text:span><text:span text:style-name="T34"> <text:s/></text:span></text:p>
      <text:p text:style-name="P19">Status of this Memo</text:p>
      <text:p text:style-name="P21">This document is not an Internet Standards Track specification; it is</text:p>
      <text:p text:style-name="P21">published for examination, experimental implementation, and</text:p>
      <text:p text:style-name="P22">evaluation.</text:p>
      <text:p text:style-name="P22">This document defines an Experimental Protocol for the Internet</text:p>
      <text:p text:style-name="P22">community. <text:s/>This document is a product of the <text:span text:style-name="T20">Apprenticeship Network Programming Group</text:span> (<text:span text:style-name="T30">ANPG</text:span>). <text:s/>It represents the consensus of the <text:span text:style-name="T21">ANPG</text:span></text:p>
      <text:p text:style-name="P22">community. <text:s/>It has received public review and has been approved for</text:p>
      <text:p text:style-name="P22">publication by the Internet Engineering Steering Group (IESG). <text:s/>Not</text:p>
      <text:p text:style-name="P22">all documents approved by the IESG are a candidate for any level of</text:p>
      <text:p text:style-name="P22">Internet Standard; see Section 2 of RFC 5741</text:p>
      <text:p text:style-name="P22"/>
      <text:p text:style-name="P19">Copyright Notice</text:p>
      <text:p text:style-name="P7">Copyright (c) <text:modification-date style:data-style-name="N109">2021</text:modification-date><text:s/>IETF Trust and the persons identified as the document authors. All rights reserved.</text:p>
      <text:p text:style-name="P7">This document is subject to BCP 78 and the IETF Trust’s Legal Provisions Relating to IETF Documents (http://trustee.ietf.org/license-info) in effect on the date of publication of this document. Please review these documents carefully, as they describe your rights and restrictions with respect to this document. </text:p>
      <text:p text:style-name="P29">Summary</text:p>
      <text:p text:style-name="P26"><text:span text:style-name="T22">The ChatOs protocol</text:span> is a very simple protocol used to <text:span text:style-name="T22">communicate with other users</text:span>. This document describes the protocol and its types of packets. <text:s/>The document also explains the reasons behind some of the design decisions.</text:p>
      <text:p text:style-name="P27"/>
      <text:p text:style-name="P27"/>
      <text:p text:style-name="P27"/>
      <text:table-of-content text:style-name="Sect1" text:name="Table des matière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h text:style-name="P47" text:outline-level="1">Table of Contents</text:h>
          </text:index-title>
          <text:p text:style-name="P44"><text:a xlink:type="simple" xlink:href="#__RefHeading___Toc1402_3553032141" text:style-name="Index_20_Link" text:visited-style-name="Index_20_Link"><text:s/>ChatOS Protocol : Anonymized direct TCP chat service<text:tab/>1</text:a></text:p>
          <text:p text:style-name="P44"><text:a xlink:type="simple" xlink:href="#__RefHeading___Toc258322660" text:style-name="Index_20_Link" text:visited-style-name="Index_20_Link">1. <text:s/>Purpose<text:tab/>3</text:a></text:p>
          <text:p text:style-name="P44"><text:a xlink:type="simple" xlink:href="#__RefHeading___Toc2057_3553032141" text:style-name="Index_20_Link" text:visited-style-name="Index_20_Link">2. <text:s/>Overview of the protocol<text:tab/>3</text:a></text:p>
          <text:p text:style-name="P46"><text:a xlink:type="simple" xlink:href="#__RefHeading___Toc2059_3553032141" text:style-name="Index_20_Link" text:visited-style-name="Index_20_Link">2.1. <text:s text:c="2"/>Client authentication<text:tab/>3</text:a></text:p>
          <text:p text:style-name="P46"><text:a xlink:type="simple" xlink:href="#__RefHeading___Toc2061_3553032141" text:style-name="Index_20_Link" text:visited-style-name="Index_20_Link">2.2. <text:s/>One-to-one communication<text:tab/>3</text:a></text:p>
          <text:p text:style-name="P46"><text:a xlink:type="simple" xlink:href="#__RefHeading___Toc2063_3553032141" text:style-name="Index_20_Link" text:visited-style-name="Index_20_Link">2.3. <text:s/>One-to-all<text:tab/>4</text:a></text:p>
          <text:p text:style-name="P44"><text:a xlink:type="simple" xlink:href="#__RefHeading___Toc2065_3553032141" text:style-name="Index_20_Link" text:visited-style-name="Index_20_Link">3. <text:s/>ChatOS Protocol packet<text:tab/>5</text:a></text:p>
          <text:p text:style-name="P46"><text:a xlink:type="simple" xlink:href="#__RefHeading___Toc2067_3553032141" text:style-name="Index_20_Link" text:visited-style-name="Index_20_Link">3.1. <text:s/>Description<text:tab/>5</text:a></text:p>
        </text:index-body>
      </text:table-of-content>
      <text:p text:style-name="P27"/>
      <text:p text:style-name="P27"/>
      <text:p text:style-name="P27"/>
      <text:p text:style-name="P45"/>
      <text:h text:style-name="P69" text:outline-level="1" text:is-list-header="true"/>
      <text:h text:style-name="P66" text:outline-level="1"><text:bookmark-start text:name="__RefHeading___Toc258322660"/>Purpose<text:bookmark-end text:name="__RefHeading___Toc258322660"/></text:h>
      <text:p text:style-name="P25">The ChatOs Protocol is intended to be used for the</text:p>
      <text:p text:style-name="Preformatted_20_Text">transmission of messages between networks. <text:s/>It may also be used for</text:p>
      <text:p text:style-name="Preformatted_20_Text">the local message system of a network or host.</text:p>
      <text:p text:style-name="Preformatted_20_Text"/>
      <text:p text:style-name="Preformatted_20_Text">The focus here is on the internal mechanisms to transmit messages,</text:p>
      <text:p text:style-name="Preformatted_20_Text">rather than the external interface to users. <text:s/>It is assumed that a</text:p>
      <text:p text:style-name="Preformatted_20_Text">number of user interface programs will exist. <text:s/>These will be both new</text:p>
      <text:p text:style-name="Preformatted_20_Text">programs designed to work with this system and old programs designed</text:p>
      <text:p text:style-name="P48">to work with earlier systems.</text:p>
      <text:p text:style-name="P48"/>
      <text:h text:style-name="P67" text:outline-level="1"><text:bookmark-start text:name="__RefHeading___Toc2057_3553032141"/><text:span text:style-name="T31">Overview of </text:span><text:span text:style-name="T25">the protocol</text:span><text:bookmark-end text:name="__RefHeading___Toc2057_3553032141"/></text:h>
      <text:p text:style-name="P28"><text:tab/></text:p>
      <text:h text:style-name="Heading_20_2" text:outline-level="2"><text:bookmark-start text:name="__RefHeading___Toc2059_3553032141"/><text:tab/>Client authentication<text:bookmark-end text:name="__RefHeading___Toc2059_3553032141"/></text:h>
      <text:p text:style-name="Preformatted_20_Text"/>
      <text:p text:style-name="P24">Clients <text:span text:style-name="T24">are</text:span> subject to <text:span text:style-name="T24">a</text:span> level of authentication. <text:span text:style-name="T33">A</text:span>n <text:span text:style-name="T24">nickname</text:span> lookup (and reverse check on this) is performed for all connections made to the server <text:span text:style-name="T33">in order to avoid collisions with other nicknames which can lead to authentication difficulties</text:span>. <text:s/><text:span text:style-name="T24">Users are currently not</text:span> subject<text:span text:style-name="T33">ed</text:span> to a password check. <text:span text:style-name="T33">Even if</text:span> <text:span text:style-name="T33">t</text:span>hese checks are possible on all connections although the password check is <text:span text:style-name="T24">currently not being set by the protocol.</text:span></text:p>
      <text:p text:style-name="P28"/>
      <text:h text:style-name="Heading_20_2" text:outline-level="2"><text:bookmark-start text:name="__RefHeading___Toc2061_3553032141"/>One-to-one communication<text:bookmark-end text:name="__RefHeading___Toc2061_3553032141"/></text:h>
      <text:p text:style-name="Preformatted_20_Text"/>
      <text:p text:style-name="Preformatted_20_Text"><text:s text:c="3"/>Communicatio<text:span text:style-name="T32">n</text:span> on a one-to-one basis is usually only performed by</text:p>
      <text:p text:style-name="Preformatted_20_Text"><text:s text:c="3"/>clients. To provide a secure means for clients to</text:p>
      <text:p text:style-name="Preformatted_20_Text"><text:s text:c="3"/>talk to each other, it is required that all servers be able to send a</text:p>
      <text:p text:style-name="Preformatted_20_Text"><text:s text:c="3"/>message in exactly one direction in order to</text:p>
      <text:p text:style-name="Preformatted_20_Text"><text:s text:c="3"/>reach any client.</text:p>
      <text:p text:style-name="Preformatted_20_Text"/>
      <text:p text:style-name="Preformatted_20_Text"/>
      <text:p text:style-name="Preformatted_20_Text"><text:tab/>Example :</text:p>
      <text:p text:style-name="Preformatted_20_Text"><text:s text:c="5"/><text:tab/>A message between clients 1 and 2 is only seen by server A, which</text:p>
      <text:p text:style-name="Preformatted_20_Text"><text:s text:c="5"/><text:tab/>sends it straight to client 2.</text:p>
      <text:p text:style-name="Preformatted_20_Text"><text:tab/></text:p>
      <text:p text:style-name="Preformatted_20_Text"><text:tab/><text:span text:style-name="T23">With this way, this provide a secure manner of exchanging messages with another <text:tab/>client.</text:span></text:p>
      <text:p text:style-name="Preformatted_20_Text"/>
      <text:p text:style-name="P23"><text:a xlink:type="simple" xlink:href="https://www.rfc-editor.org/rfc/rfc1459.html#section-3.3" text:style-name="Internet_20_link" text:visited-style-name="Visited_20_Internet_20_Link"/></text:p>
      <text:p text:style-name="P23"><text:soft-page-break/><text:a xlink:type="simple" xlink:href="https://www.rfc-editor.org/rfc/rfc1459.html#section-3.3" text:style-name="Internet_20_link" text:visited-style-name="Visited_20_Internet_20_Link"/></text:p>
      <text:h text:style-name="Heading_20_2" text:outline-level="2"><text:bookmark-start text:name="__RefHeading___Toc2063_3553032141"/>One-to-all<text:bookmark-end text:name="__RefHeading___Toc2063_3553032141"/></text:h>
      <text:p text:style-name="Preformatted_20_Text"/>
      <text:p text:style-name="Preformatted_20_Text"><text:s text:c="3"/>The one-to-all type of message is better described as a broadcast</text:p>
      <text:p text:style-name="Preformatted_20_Text"><text:s text:c="3"/>message, sent to all clients. <text:s/>On a large network</text:p>
      <text:p text:style-name="Preformatted_20_Text"><text:s text:c="3"/>of users, a single message can result in a lot of traffic</text:p>
      <text:p text:style-name="Preformatted_20_Text"><text:s text:c="3"/>being sent over the network in an effort to reach all of the desired</text:p>
      <text:p text:style-name="Preformatted_20_Text"><text:s text:c="3"/>destinations.</text:p>
      <text:p text:style-name="P12"/>
      <text:p text:style-name="P12"/>
      <text:p text:style-name="P12"/>
      <text:h text:style-name="P68" text:outline-level="1"><text:bookmark-start text:name="__RefHeading___Toc2065_3553032141"/>ChatOS Protocol packet<text:bookmark-end text:name="__RefHeading___Toc2065_3553032141"/></text:h>
      <text:h text:style-name="P70" text:outline-level="2"><text:bookmark-start text:name="__RefHeading___Toc2067_3553032141"/>Introduction<text:bookmark-end text:name="__RefHeading___Toc2067_3553032141"/></text:h>
      <text:p text:style-name="P8"><text:span text:style-name="T41">To ensure the anonymity of IP adress, the server </text:span><text:span text:style-name="T6">redirects</text:span><text:span text:style-name="T41"> the messages </text:span><text:span text:style-name="T42">provide by the </text:span><text:span text:style-name="T7">sender</text:span><text:span text:style-name="T41"> with it’s own connection </text:span><text:span text:style-name="T42">to the </text:span><text:span text:style-name="T7">receiver</text:span><text:span text:style-name="T41">.</text:span></text:p>
      <text:p text:style-name="P30"><text:span text:style-name="T41"><text:tab/></text:span><text:span text:style-name="T42">Therefore, we can identify two packets types : </text:span></text:p>
      <text:list xml:id="list3523217544" text:style-name="List_20_1">
        <text:list-header>
          <text:p text:style-name="P77"><text:s text:c="5"/>. client to server</text:p>
          <text:p text:style-name="P78"><text:s text:c="5"/>. server to client </text:p>
          <text:p text:style-name="P76"/>
        </text:list-header>
      </text:list>
      <text:h text:style-name="Heading_20_2" text:outline-level="2"><text:span text:style-name="T43">Client to server packet </text:span><text:span text:style-name="T42"><text:s/><text:tab/><text:tab/> </text:span></text:h>
      <text:p text:style-name="P14">| OP Code <text:s text:c="2"/>| <text:s text:c="14"/>Description <text:s text:c="16"/>|</text:p>
      <text:p text:style-name="P17">+-----------<text:span text:style-name="T39">|-</text:span>------------------------------------------+</text:p>
      <text:p text:style-name="P17">| <text:span text:style-name="T39">0</text:span> <text:s text:c="8"/><text:span text:style-name="T38">| </text:span><text:span text:style-name="T47">Connection request with the ChatOs server </text:span>|</text:p>
      <text:p text:style-name="P33"><text:span text:style-name="T39"><text:s text:c="3"/>| </text:span><text:span text:style-name="T46">1</text:span><text:span text:style-name="T39"> <text:s text:c="8"/></text:span><text:span text:style-name="T38">| </text:span><text:span text:style-name="T48">C</text:span><text:span text:style-name="T45">onnection request </text:span><text:span text:style-name="T46">with a </text:span><text:span text:style-name="T48">specific user</text:span><text:span text:style-name="T46"> <text:s text:c="2"/>|</text:span></text:p>
      <text:p text:style-name="P35"><text:s text:c="3"/><text:span text:style-name="T39">| </text:span><text:span text:style-name="T56">2</text:span><text:span text:style-name="T39"> <text:s text:c="8"/></text:span><text:span text:style-name="T38">| </text:span><text:span text:style-name="T11">Specific user connection request response</text:span><text:span text:style-name="T46"> |</text:span></text:p>
      <text:p text:style-name="P32"><text:span text:style-name="T46"><text:s text:c="3"/>| </text:span><text:span text:style-name="T56">3</text:span><text:span text:style-name="T46"> <text:s text:c="8"/></text:span><text:span text:style-name="T38">| </text:span><text:span text:style-name="T48">M</text:span><text:span text:style-name="T40">essages for all users</text:span><text:span text:style-name="T38"> <text:s text:c="19"/></text:span><text:span text:style-name="T46">|</text:span></text:p>
      <text:p text:style-name="P32"><text:span text:style-name="T46"><text:s text:c="3"/></text:span><text:span text:style-name="T39">| </text:span><text:span text:style-name="T56">4</text:span><text:span text:style-name="T39"> <text:s text:c="8"/></text:span><text:span text:style-name="T38">| </text:span><text:span text:style-name="T48">M</text:span><text:span text:style-name="T40">essage </text:span><text:span text:style-name="T9">for</text:span><text:span text:style-name="T40"> a </text:span><text:span text:style-name="T44">specific </text:span><text:span text:style-name="T40">user <text:s text:c="14"/></text:span><text:span text:style-name="T44">|</text:span></text:p>
      <text:p text:style-name="P31"><text:s text:c="3"/><text:span text:style-name="T35">+-------------------------------------------------------+</text:span></text:p>
      <text:h text:style-name="P71" text:outline-level="2"><text:span text:style-name="T8">Server </text:span><text:span text:style-name="T43">to client packet <text:s/></text:span></text:h>
      <text:p text:style-name="P15">| OP Code <text:s text:c="2"/>| <text:s text:c="14"/>Description <text:s text:c="16"/>|</text:p>
      <text:p text:style-name="P13">+-----------<text:span text:style-name="T39">|-</text:span>------------------------------------------+</text:p>
      <text:p text:style-name="P34"><text:span text:style-name="T39"><text:s text:c="3"/>| </text:span><text:span text:style-name="T46">1</text:span><text:span text:style-name="T39"> <text:s text:c="8"/></text:span><text:span text:style-name="T38">| </text:span><text:span text:style-name="T48">C</text:span><text:span text:style-name="T45">onnection request </text:span><text:span text:style-name="T46">with a </text:span><text:span text:style-name="T48">specific user</text:span><text:span text:style-name="T46"> <text:s text:c="2"/>|</text:span></text:p>
      <text:p text:style-name="P74">| <text:span text:style-name="T61">3</text:span> <text:s text:c="8"/><text:span text:style-name="T38">| </text:span><text:span text:style-name="T50">Message with it</text:span><text:span text:style-name="T51">s</text:span><text:span text:style-name="T50"> content</text:span><text:span text:style-name="T38"> <text:s/></text:span><text:s text:c="16"/>|</text:p>
      <text:p text:style-name="P75">| <text:span text:style-name="T61">5</text:span> <text:s text:c="8"/><text:span text:style-name="T38">| </text:span><text:span text:style-name="T60">ChatOs </text:span><text:span text:style-name="T50">Server c</text:span><text:span text:style-name="T49">onnection response <text:s text:c="7"/></text:span><text:span text:style-name="T10"><text:s/></text:span>|</text:p>
      <text:p text:style-name="P13">+-------------------------------------------------------+</text:p>
      <text:p text:style-name="P12"/>
      <text:p text:style-name="P65"/>
      <text:h text:style-name="P72" text:outline-level="2">Error Packet</text:h>
      <text:p text:style-name="P16">| <text:span text:style-name="T55">ERROR</text:span> Code <text:s text:c="2"/>| <text:s text:c="14"/>Description <text:s text:c="16"/>|</text:p>
      <text:p text:style-name="P18">+--------------<text:span text:style-name="T39">|-</text:span>------------------------------------------+</text:p>
      <text:p text:style-name="P18">| <text:span text:style-name="T55">0 <text:s text:c="3"/></text:span><text:s text:c="8"/><text:span text:style-name="T38">| <text:s text:c="42"/></text:span>|</text:p>
      <text:p text:style-name="P18">+----------------------------------------------------------+</text:p>
      <text:p text:style-name="P36"/>
      <text:h text:style-name="Heading_20_2" text:outline-level="2"><text:bookmark text:name="_Ref86156304"/><text:bookmark text:name="_Ref86156292"/><text:bookmark text:name="_Ref86333103"/>Identification</text:h>
      <text:p text:style-name="P9">In ChatOS the first step for a<text:span text:style-name="T62">n</text:span> user is to start a connection with the server. The user send a packet with the OPCode 0:</text:p>
      <text:p text:style-name="P53"/>
      <text:p text:style-name="P53"><text:s text:c="20"/>Bytes <text:s text:c="2"/>String</text:p>
      <text:p text:style-name="P49"><text:s text:c="18"/><text:span text:style-name="T57">+</text:span>-------<text:span text:style-name="T57">+</text:span>--------<text:span text:style-name="T57">+</text:span></text:p>
      <text:p text:style-name="P40"><text:s text:c="18"/><text:tab/>| <text:s text:c="2"/>0 <text:s text:c="2"/>| pseudo |</text:p>
      <text:p text:style-name="P40"/>
      <text:p text:style-name="P63"/>
      <text:p text:style-name="P62">If the pseudo is already use by an other user or it’s does </text:p>
      <text:p text:style-name="P62">not respect the rules (too long, prohibited characters), </text:p>
      <text:p text:style-name="P62">the server does not allowed a connection. </text:p>
      <text:p text:style-name="P37"><text:s text:c="2"/></text:p>
      <text:p text:style-name="P59"/>
      <text:p text:style-name="P60">In every case the server send a packet response with the code 4</text:p>
      <text:p text:style-name="P61"><text:span text:style-name="T53">if it’s </text:span><text:span text:style-name="T12">success</text:span><text:span text:style-name="T53"> else an error code (7 and more). <text:s/></text:span></text:p>
      <text:p text:style-name="P60"/>
      <text:p text:style-name="P54"><text:s text:c="20"/>Bytes <text:s text:c="3"/><text:span text:style-name="T61">|</text:span> <text:s text:c="7"/>Bytes </text:p>
      <text:p text:style-name="P50"><text:s text:c="18"/><text:span text:style-name="T57">+</text:span>-------<text:span text:style-name="T57">+</text:span> <text:s/><text:span text:style-name="T61">|</text:span> <text:s/><text:span text:style-name="T57">+</text:span>----------------<text:span text:style-name="T57">+</text:span></text:p>
      <text:p text:style-name="P39"><text:span text:style-name="T58"><text:s text:c="18"/><text:tab/>| <text:s text:c="2"/></text:span><text:span text:style-name="T54">4</text:span><text:span text:style-name="T58"> <text:s text:c="2"/>| <text:s/></text:span><text:span text:style-name="T61">|</text:span><text:span text:style-name="T58"> <text:s/>| <text:s text:c="2"/></text:span><text:span text:style-name="T13">error code</text:span><text:span text:style-name="T54"> </text:span><text:span text:style-name="T58"><text:s text:c="2"/>|</text:span></text:p>
      <text:p text:style-name="P38"/>
      <text:p text:style-name="P43"/>
      <text:p text:style-name="P38"><text:s text:c="4"/></text:p>
      <text:h text:style-name="P73" text:outline-level="2">Private connection with an other client</text:h>
      <text:p text:style-name="P79">The ChatOS specificity it’s the possibility to have a private connection between two users. </text:p>
      <text:p text:style-name="P10"><text:span text:style-name="T57">For this, the client will make a new connection with the server and send a private connection request </text:span><text:span text:style-name="T59">packet:</text:span><text:span text:style-name="T57"> </text:span></text:p>
      <text:p text:style-name="P55"><text:s text:c="20"/>Bytes <text:s text:c="5"/>String</text:p>
      <text:p text:style-name="P51"><text:s text:c="18"/><text:span text:style-name="T57">+</text:span>-------<text:span text:style-name="T57">+</text:span>---------------<text:span text:style-name="T57">+</text:span></text:p>
      <text:p text:style-name="P42"><text:span text:style-name="T58"><text:s text:c="18"/><text:tab/>| <text:s text:c="2"/></text:span><text:span text:style-name="T59">1</text:span><text:span text:style-name="T58"> <text:s text:c="2"/>| </text:span><text:span text:style-name="T15">receiver</text:span><text:span text:style-name="T60"> </text:span><text:span text:style-name="T58">pseudo |</text:span></text:p>
      <text:p text:style-name="P41"/>
      <text:p text:style-name="P80">The server will determinate if the pseudo is available. </text:p>
      <text:p text:style-name="P11"><text:span text:style-name="T57">If it’s possible, the server will open a </text:span><text:span text:style-name="T59">new</text:span><text:span text:style-name="T57"> connection with the </text:span><text:span text:style-name="T13">addressee </text:span><text:span text:style-name="T14">and ask him if it want</text:span><text:span text:style-name="T15">s</text:span><text:span text:style-name="T14"> to established a private connection with the expediter. </text:span></text:p>
      <text:p text:style-name="P81">To do this, the server send the private connection request packet to the addressee but the String content it’s the sender’s pseudonyme now.</text:p>
      <text:p text:style-name="P56"><text:s text:c="20"/>Bytes <text:s text:c="5"/>String</text:p>
      <text:p text:style-name="P52"><text:s text:c="18"/><text:span text:style-name="T57">+</text:span>-------<text:span text:style-name="T57">+</text:span>---------------<text:span text:style-name="T57">+</text:span></text:p>
      <text:p text:style-name="P52"><text:span text:style-name="T15"><text:s text:c="18"/>| <text:s text:c="2"/></text:span><text:span text:style-name="T14">1</text:span><text:span text:style-name="T15"> <text:s text:c="2"/>| sender pseudo |</text:span></text:p>
      <text:p text:style-name="P82"/>
      <text:p text:style-name="P57"><text:span text:style-name="T15">T</text:span><text:span text:style-name="T16">he receiver can accept or not, it’s response it send with a APR (acceptation private request) packet throughout the private connection:</text:span></text:p>
      <text:p text:style-name="P83"/>
      <text:p text:style-name="P57"><text:span text:style-name="T52"><text:s text:c="20"/>Bytes <text:s text:c="3"/></text:span><text:span text:style-name="T16">Byte</text:span></text:p>
      <text:p text:style-name="P52"><text:s text:c="18"/><text:span text:style-name="T57">+</text:span>-------<text:span text:style-name="T57">+</text:span>--------<text:span text:style-name="T57">+</text:span></text:p>
      <text:p text:style-name="P58"><text:span text:style-name="T15"><text:s text:c="18"/>| <text:s text:c="2"/></text:span><text:span text:style-name="T3">2</text:span><text:span text:style-name="T15"> <text:s text:c="2"/>| </text:span><text:span text:style-name="T3">answer</text:span><text:span text:style-name="T15"> |</text:span></text:p>
      <text:p text:style-name="P82"/>
      <text:p text:style-name="P58"><text:span text:style-name="T15">I</text:span><text:span text:style-name="T3">f it’s a negative response the server close properly these two connections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Batang" svg:font-family="Batang, 바탕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762cm" fo:margin-right="0cm" fo:margin-top="0cm" fo:margin-bottom="0.423cm" loext:contextual-spacing="false" fo:line-height="0.423cm" fo:orphans="2" fo:widows="2" fo:text-indent="0cm" style:auto-text-indent="false" style:writing-mode="lr-tb">
        <style:tab-stops>
          <style:tab-stop style:position="0.762cm"/>
          <style:tab-stop style:position="1.524cm"/>
          <style:tab-stop style:position="2.286cm"/>
          <style:tab-stop style:position="3.048cm"/>
          <style:tab-stop style:position="3.81cm"/>
          <style:tab-stop style:position="4.572cm"/>
          <style:tab-stop style:position="5.334cm"/>
          <style:tab-stop style:position="6.096cm"/>
          <style:tab-stop style:position="6.858cm"/>
          <style:tab-stop style:position="7.62cm"/>
          <style:tab-stop style:position="8.382cm"/>
          <style:tab-stop style:position="9.144cm"/>
          <style:tab-stop style:position="9.906cm"/>
          <style:tab-stop style:position="10.668cm"/>
          <style:tab-stop style:position="11.43cm"/>
          <style:tab-stop style:position="12.192cm"/>
          <style:tab-stop style:position="12.954cm"/>
          <style:tab-stop style:position="13.716cm"/>
          <style:tab-stop style:position="14.478cm"/>
          <style:tab-stop style:position="15.24cm"/>
          <style:tab-stop style:position="16.002cm"/>
          <style:tab-stop style:position="16.764cm"/>
          <style:tab-stop style:position="17.526cm"/>
        </style:tab-stops>
      </style:paragraph-properties>
      <style:text-properties style:use-window-font-color="true" style:font-name="Courier New" fo:font-family="'Courier New'" style:font-family-generic="modern" fo:font-size="12pt" fo:language="en" fo:country="US" style:font-name-asian="Batang" style:font-family-asian="Batang, 바탕" style:font-family-generic-asian="roman" style:font-pitch-asian="variable" style:font-size-asian="12pt" style:font-name-complex="Courier New" style:font-family-complex="'Courier New'" style:font-family-generic-complex="modern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Standard" style:class="list">
      <style:paragraph-properties fo:margin-left="0.635cm" fo:margin-right="0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with-next="always"/>
      <style:text-properties style:font-name-complex="Arial" style:font-family-complex="Arial" style:font-family-generic-complex="swiss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left="0cm" fo:margin-right="0cm" fo:margin-top="0cm" fo:margin-bottom="0cm" loext:contextual-spacing="false" fo:text-indent="0cm" style:auto-text-indent="false">
        <style:tab-stops>
          <style:tab-stop style:position="8.89cm" style:type="center"/>
          <style:tab-stop style:position="18.203cm" style:type="right"/>
        </style:tab-stops>
      </style:paragraph-properties>
    </style:style>
    <style:style style:name="Footer" style:family="paragraph" style:parent-style-name="Header" style:class="extra">
      <style:text-properties style:language-asian="ko" style:country-asian="KR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cm" loext:contextual-spacing="false">
        <style:tab-stops>
          <style:tab-stop style:position="17.78cm" style:type="right" style:leader-style="dotted" style:leader-text="."/>
        </style:tab-stops>
      </style:paragraph-properties>
      <style:text-properties fo:language="none" fo:country="none" style:language-asian="none" style:country-asian="none"/>
    </style:style>
    <style:style style:name="Contents_20_2" style:display-name="Contents 2" style:family="paragraph" style:parent-style-name="Standard" style:next-style-name="Standard" style:class="index">
      <style:paragraph-properties fo:margin-left="1.524cm" fo:margin-right="0cm" fo:margin-top="0cm" fo:margin-bottom="0cm" loext:contextual-spacing="false" fo:text-indent="0cm" style:auto-text-indent="false">
        <style:tab-stops>
          <style:tab-stop style:position="17.78cm" style:type="right" style:leader-style="dotted" style:leader-text="."/>
        </style:tab-stops>
      </style:paragraph-properties>
      <style:text-properties fo:language="none" fo:country="none" style:language-asian="none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2.286cm" fo:margin-right="0cm" fo:margin-top="0cm" fo:margin-bottom="0cm" loext:contextual-spacing="false" fo:text-indent="0cm" style:auto-text-indent="false">
        <style:tab-stops>
          <style:tab-stop style:position="17.78cm" style:type="right" style:leader-style="dotted" style:leader-text="."/>
        </style:tab-stops>
      </style:paragraph-properties>
      <style:text-properties fo:language="none" fo:country="none" style:language-asian="none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-left="3.048cm" fo:margin-right="0cm" fo:margin-top="0cm" fo:margin-bottom="0cm" loext:contextual-spacing="false" fo:text-indent="0cm" style:auto-text-indent="false">
        <style:tab-stops>
          <style:tab-stop style:position="17.7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3.81cm" fo:margin-right="0cm" fo:margin-top="0cm" fo:margin-bottom="0cm" loext:contextual-spacing="false" fo:text-indent="0cm" style:auto-text-indent="false">
        <style:tab-stops>
          <style:tab-stop style:position="17.7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4.572cm" fo:margin-right="0cm" fo:margin-top="0cm" fo:margin-bottom="0cm" loext:contextual-spacing="false" fo:text-indent="0cm" style:auto-text-indent="false">
        <style:tab-stops>
          <style:tab-stop style:position="17.78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5.334cm" fo:margin-right="0cm" fo:margin-top="0cm" fo:margin-bottom="0cm" loext:contextual-spacing="false" fo:text-indent="0cm" style:auto-text-indent="false">
        <style:tab-stops>
          <style:tab-stop style:position="17.78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6.096cm" fo:margin-right="0cm" fo:margin-top="0cm" fo:margin-bottom="0cm" loext:contextual-spacing="false" fo:text-indent="0cm" style:auto-text-indent="false">
        <style:tab-stops>
          <style:tab-stop style:position="17.7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6.858cm" fo:margin-right="0cm" fo:margin-top="0cm" fo:margin-bottom="0cm" loext:contextual-spacing="false" fo:text-indent="0cm" style:auto-text-indent="false">
        <style:tab-stops>
          <style:tab-stop style:position="17.78cm" style:type="right" style:leader-style="dotted" style:leader-text="."/>
        </style:tab-stops>
      </style:paragraph-properties>
    </style:style>
    <style:style style:name="Block_20_Text" style:display-name="Block Text" style:family="paragraph" style:parent-style-name="Standard">
      <style:paragraph-properties fo:margin-left="2.54cm" fo:margin-right="2.54cm" fo:margin-top="0cm" fo:margin-bottom="0.212cm" loext:contextual-spacing="false" fo:text-indent="0cm" style:auto-text-indent="false"/>
    </style:style>
    <style:style style:name="RFC_20_H1_20_-_20_no_20_num" style:display-name="RFC H1 - no num" style:family="paragraph" style:parent-style-name="Standard" style:next-style-name="Standard" style:default-outline-level="1" style:list-style-name="">
      <style:paragraph-properties fo:margin-left="0cm" fo:margin-right="0cm" fo:text-indent="0cm" style:auto-text-indent="false" fo:keep-with-next="always"/>
      <style:text-properties style:font-name-asian="Times New Roman" style:font-family-asian="'Times New Roman'" style:font-family-generic-asian="roman" style:font-pitch-asian="variable" style:font-weight-complex="bold"/>
    </style:style>
    <style:style style:name="RFC_20_H1_20_-_20_no_20_TOC_20_no_20_num" style:display-name="RFC H1 - no TOC no num" style:family="paragraph" style:parent-style-name="RFC_20_H1_20_-_20_no_20_num" style:next-style-name="Standard" style:default-outline-level="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Caption_20__28_user_29_" style:display-name="Caption (user)" style:family="paragraph" style:parent-style-name="Standard" style:next-style-name="Standard" style:list-style-name="WW8Num28">
      <style:paragraph-properties fo:text-align="center" style:justify-single-word="false"/>
      <style:text-properties style:font-size-complex="10pt" style:font-weight-complex="bold"/>
    </style:style>
    <style:style style:name="RFC_20_References" style:display-name="RFC References" style:family="paragraph" style:parent-style-name="Standard" style:list-style-name="WW8Num22">
      <style:paragraph-properties fo:keep-together="always">
        <style:tab-stops>
          <style:tab-stop style:position="2.286cm"/>
          <style:tab-stop style:position="3.048cm"/>
          <style:tab-stop style:position="3.81cm"/>
          <style:tab-stop style:position="4.572cm"/>
          <style:tab-stop style:position="5.334cm"/>
          <style:tab-stop style:position="6.096cm"/>
          <style:tab-stop style:position="6.858cm"/>
          <style:tab-stop style:position="7.62cm"/>
          <style:tab-stop style:position="8.382cm"/>
          <style:tab-stop style:position="9.144cm"/>
          <style:tab-stop style:position="9.906cm"/>
          <style:tab-stop style:position="10.668cm"/>
          <style:tab-stop style:position="11.43cm"/>
          <style:tab-stop style:position="12.192cm"/>
          <style:tab-stop style:position="12.954cm"/>
          <style:tab-stop style:position="13.716cm"/>
          <style:tab-stop style:position="14.478cm"/>
          <style:tab-stop style:position="15.24cm"/>
          <style:tab-stop style:position="16.002cm"/>
          <style:tab-stop style:position="16.764cm"/>
          <style:tab-stop style:position="17.526cm"/>
        </style:tab-stops>
      </style:paragraph-properties>
    </style:style>
    <style:style style:name="RFC_20_References_20_Bookmark" style:display-name="RFC References Bookmark" style:family="paragraph" style:parent-style-name="RFC_20_References" style:list-style-name="">
      <style:paragraph-properties fo:margin-left="3.302cm" fo:margin-right="0cm" fo:text-indent="-2.54cm" style:auto-text-indent="false"/>
    </style:style>
    <style:style style:name="RFC_20_Title" style:display-name="RFC Title" style:family="paragraph" style:parent-style-name="Standard">
      <style:paragraph-properties fo:margin-top="0cm" fo:margin-bottom="0.847cm" loext:contextual-spacing="false" fo:text-align="center" style:justify-single-word="false"/>
      <style:text-properties style:font-name-asian="Times New Roman" style:font-family-asian="'Times New Roman'" style:font-family-generic-asian="roman" style:font-pitch-asian="variable"/>
    </style:style>
    <style:style style:name="RFC_20_Instructions" style:display-name="RFC Instructions" style:family="paragraph" style:parent-style-name="Standard" style:next-style-name="Standard">
      <style:text-properties fo:font-weight="bold" style:font-weight-asian="bold"/>
    </style:style>
    <style:style style:name="RFC_20_List_20_Numbered" style:display-name="RFC List Numbered" style:family="paragraph" style:parent-style-name="Standard" style:list-style-name="WW8Num19">
      <style:paragraph-properties fo:keep-together="always"/>
    </style:style>
    <style:style style:name="RFC_20_App" style:display-name="RFC App" style:family="paragraph" style:parent-style-name="RFC_20_H1_20_-_20_no_20_num" style:next-style-name="Standard" style:list-style-name="WW8Num17">
      <style:paragraph-properties fo:break-before="page"/>
    </style:style>
    <style:style style:name="RFC_20_App_20_H1" style:display-name="RFC App H1" style:family="paragraph" style:parent-style-name="RFC_20_H1_20_-_20_no_20_num" style:next-style-name="Standard" style:default-outline-level="2" style:list-style-name="WW8Num16"/>
    <style:style style:name="RFC_20_App_20_H2" style:display-name="RFC App H2" style:family="paragraph" style:parent-style-name="RFC_20_H1_20_-_20_no_20_num" style:next-style-name="Standard" style:default-outline-level="3" style:list-style-name="WW8Num16"/>
    <style:style style:name="Body_20_Text_20_2" style:display-name="Body Text 2" style:family="paragraph" style:parent-style-name="Standard">
      <style:paragraph-properties fo:margin-top="0cm" fo:margin-bottom="0.212cm" loext:contextual-spacing="false" fo:line-height="200%"/>
    </style:style>
    <style:style style:name="Body_20_Text_20_3" style:display-name="Body Text 3" style:family="paragraph" style:parent-style-name="Standard">
      <style:paragraph-properties fo:margin-top="0cm" fo:margin-bottom="0.212cm" loext:contextual-spacing="false"/>
      <style:text-properties fo:font-size="8pt" style:font-size-asian="8pt" style:font-size-complex="8pt"/>
    </style:style>
    <style:style style:name="Body_20_Text_20_First_20_Indent" style:display-name="Body Text First Indent" style:family="paragraph" style:parent-style-name="Text_20_body">
      <style:paragraph-properties fo:margin-left="0.762cm" fo:margin-right="0cm" fo:text-indent="0.37cm" style:auto-text-indent="false"/>
    </style:style>
    <style:style style:name="Text_20_body_20_indent" style:display-name="Text body indent" style:family="paragraph" style:parent-style-name="Standard" style:class="text">
      <style:paragraph-properties fo:margin-left="0.635cm" fo:margin-right="0cm" fo:margin-top="0cm" fo:margin-bottom="0.212cm" loext:contextual-spacing="false" fo:text-indent="0cm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635cm" fo:margin-right="0cm" fo:text-indent="0.37cm" style:auto-text-indent="false"/>
    </style:style>
    <style:style style:name="Body_20_Text_20_Indent_20_2" style:display-name="Body Text Indent 2" style:family="paragraph" style:parent-style-name="Standard">
      <style:paragraph-properties fo:margin-left="0.635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635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Closing" style:family="paragraph" style:parent-style-name="Standard">
      <style:paragraph-properties fo:margin-left="7.62cm" fo:margin-right="0cm" fo:text-indent="0cm" style:auto-text-indent="false"/>
    </style:style>
    <style:style style:name="Date" style:family="paragraph" style:parent-style-name="Standard" style:next-style-name="Standard"/>
    <style:style style:name="E-mail_20_Signature" style:display-name="E-mail Signature" style:family="paragraph" style:parent-style-name="Standard"/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Sender" style:family="paragraph" style:parent-style-name="Standard" style:class="extra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HTML_20_Address" style:display-name="HTML Address" style:family="paragraph" style:parent-style-name="Standard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>
      <style:text-properties fo:font-size="10pt" style:font-size-asian="10pt" style:font-size-complex="10pt"/>
    </style:style>
    <style:style style:name="List_20_2_20__28_user_29_" style:display-name="List 2 (user)" style:family="paragraph" style:parent-style-name="Standard">
      <style:paragraph-properties fo:margin-left="1.27cm" fo:margin-right="0cm" fo:text-indent="-0.635cm" style:auto-text-indent="false"/>
    </style:style>
    <style:style style:name="List_20_3_20__28_user_29_" style:display-name="List 3 (user)" style:family="paragraph" style:parent-style-name="Standard">
      <style:paragraph-properties fo:margin-left="1.905cm" fo:margin-right="0cm" fo:text-indent="-0.635cm" style:auto-text-indent="false"/>
    </style:style>
    <style:style style:name="List_20_4_20__28_user_29_" style:display-name="List 4 (user)" style:family="paragraph" style:parent-style-name="Standard">
      <style:paragraph-properties fo:margin-left="2.54cm" fo:margin-right="0cm" fo:text-indent="-0.635cm" style:auto-text-indent="false"/>
    </style:style>
    <style:style style:name="List_20_5_20__28_user_29_" style:display-name="List 5 (user)" style:family="paragraph" style:parent-style-name="Standard">
      <style:paragraph-properties fo:margin-left="3.175cm" fo:margin-right="0cm" fo:text-indent="-0.635cm" style:auto-text-indent="false"/>
    </style:style>
    <style:style style:name="List_20_Bullet" style:display-name="List Bullet" style:family="paragraph" style:parent-style-name="Standard" style:list-style-name="WW8Num10"/>
    <style:style style:name="List_20_Bullet_20_2" style:display-name="List Bullet 2" style:family="paragraph" style:parent-style-name="Standard" style:list-style-name="WW8Num8"/>
    <style:style style:name="List_20_Bullet_20_3" style:display-name="List Bullet 3" style:family="paragraph" style:parent-style-name="Standard" style:list-style-name="WW8Num7"/>
    <style:style style:name="List_20_Bullet_20_4" style:display-name="List Bullet 4" style:family="paragraph" style:parent-style-name="Standard" style:list-style-name="WW8Num6"/>
    <style:style style:name="List_20_Bullet_20_5" style:display-name="List Bullet 5" style:family="paragraph" style:parent-style-name="Standard" style:list-style-name="WW8Num5"/>
    <style:style style:name="List_20_Continue" style:display-name="List Continue" style:family="paragraph" style:parent-style-name="Standard">
      <style:paragraph-properties fo:margin-left="0.635cm" fo:margin-right="0cm" fo:margin-top="0cm" fo:margin-bottom="0.212cm" loext:contextual-spacing="false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margin-top="0cm" fo:margin-bottom="0.212cm" loext:contextual-spacing="false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margin-top="0cm" fo:margin-bottom="0.212cm" loext:contextual-spacing="false" fo:text-indent="0cm" style:auto-text-indent="false"/>
    </style:style>
    <style:style style:name="List_20_Continue_20_4" style:display-name="List Continue 4" style:family="paragraph" style:parent-style-name="Standard">
      <style:paragraph-properties fo:margin-left="2.54cm" fo:margin-right="0cm" fo:margin-top="0cm" fo:margin-bottom="0.212cm" loext:contextual-spacing="false" fo:text-indent="0cm" style:auto-text-indent="false"/>
    </style:style>
    <style:style style:name="List_20_Continue_20_5" style:display-name="List Continue 5" style:family="paragraph" style:parent-style-name="Standard">
      <style:paragraph-properties fo:margin-left="3.175cm" fo:margin-right="0cm" fo:margin-top="0cm" fo:margin-bottom="0.212cm" loext:contextual-spacing="false" fo:text-indent="0cm" style:auto-text-indent="false"/>
    </style:style>
    <style:style style:name="List_20_Number" style:display-name="List Number" style:family="paragraph" style:parent-style-name="Standard" style:list-style-name="WW8Num9"/>
    <style:style style:name="List_20_Number_20_2" style:display-name="List Number 2" style:family="paragraph" style:parent-style-name="Standard" style:list-style-name="WW8Num4"/>
    <style:style style:name="List_20_Number_20_3" style:display-name="List Number 3" style:family="paragraph" style:parent-style-name="Standard" style:list-style-name="WW8Num3"/>
    <style:style style:name="List_20_Number_20_4" style:display-name="List Number 4" style:family="paragraph" style:parent-style-name="Standard" style:list-style-name="WW8Num2"/>
    <style:style style:name="List_20_Number_20_5" style:display-name="List Number 5" style:family="paragraph" style:parent-style-name="Standard" style:list-style-name="WW8Num1"/>
    <style:style style:name="Message_20_Header" style:display-name="Message Header" style:family="paragraph" style:parent-style-name="Standard">
      <loext:graphic-properties draw:fill="solid" draw:fill-color="#cccccc"/>
      <style:paragraph-properties fo:margin-left="1.905cm" fo:margin-right="0cm" fo:text-indent="-1.905cm" style:auto-text-indent="false" fo:background-color="#cccccc" fo:padding="0.035cm" fo:border="0.74pt solid #000000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Normal_20_Indent" style:display-name="Normal Indent" style:family="paragraph" style:parent-style-name="Standard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next-style-name="Standard"/>
    <style:style style:name="Salutation_20__28_user_29_" style:display-name="Salutation (user)" style:family="paragraph" style:parent-style-name="Standard" style:next-style-name="Standard"/>
    <style:style style:name="Signature" style:family="paragraph" style:parent-style-name="Standard" style:class="text">
      <style:paragraph-properties fo:margin-left="7.62cm" fo:margin-right="0cm" fo:text-indent="0cm" style:auto-text-indent="false"/>
    </style:style>
    <style:style style:name="Subtitle" style:family="paragraph" style:parent-style-name="Standard" style:next-style-name="Text_20_body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FC_20_Figure" style:display-name="RFC Figure" style:family="paragraph" style:parent-style-name="Standard">
      <style:paragraph-properties fo:margin-top="0cm" fo:margin-bottom="0cm" loext:contextual-spacing="false" fo:keep-together="always" fo:keep-with-next="always"/>
    </style:style>
    <style:style style:name="RFC_20_List_20_Bullet" style:display-name="RFC List Bullet" style:family="paragraph" style:parent-style-name="Standard" style:list-style-name="WW8Num12">
      <style:paragraph-properties fo:keep-together="always"/>
    </style:style>
    <style:style style:name="RFC_20_App_20_H3" style:display-name="RFC App H3" style:family="paragraph" style:parent-style-name="RFC_20_H1_20_-_20_no_20_num" style:next-style-name="Standard" style:default-outline-level="4" style:list-style-name="WW8Num16"/>
    <style:style style:name="RFC_20_App_20_H4" style:display-name="RFC App H4" style:family="paragraph" style:parent-style-name="RFC_20_H1_20_-_20_no_20_num" style:next-style-name="Standard" style:default-outline-level="5" style:list-style-name="WW8Num16"/>
    <style:style style:name="RFC_20_App_20_H5" style:display-name="RFC App H5" style:family="paragraph" style:parent-style-name="RFC_20_H1_20_-_20_no_20_num" style:next-style-name="Standard" style:default-outline-level="6" style:list-style-name="WW8Num16"/>
    <style:style style:name="RFC_20_Boilerplate" style:display-name="RFC Boilerplate" style:family="paragraph" style:parent-style-name="Standard" style:next-style-name="Standard"/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Arial" fo:font-family="Arial" style:font-family-generic="swiss" style:font-pitch="variable" fo:font-size="12pt" fo:language="none" fo:country="none" style:font-size-asian="12pt" style:font-name-complex="Arial" style:font-family-complex="Arial" style:font-family-generic-complex="swiss" style:font-pitch-complex="variable" style:language-complex="none" style:country-complex="none" style:font-weight-complex="bold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font-variant="normal" fo:text-transform="none" style:text-outline="false" style:text-line-through-style="none" style:text-line-through-type="none" style:text-position="0% 100%" style:font-name="Courier New" fo:font-family="'Courier New'" style:font-family-generic="modern" fo:font-size="12pt" fo:font-style="normal" fo:text-shadow="none" fo:font-weight="normal" style:letter-kerning="false" style:font-size-asian="12pt" style:font-style-asian="normal" style:font-weight-asian="normal" style:font-name-complex="Courier New" style:font-family-complex="'Courier New'" style:font-family-generic-complex="modern" style:font-size-complex="12pt" text:display="tru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Arial" fo:font-family="Arial" style:font-family-generic="swiss" style:font-pitch="variable" fo:font-size="12pt" fo:language="none" fo:country="none" style:font-size-asian="12pt" style:font-name-complex="Arial" style:font-family-complex="Arial" style:font-family-generic-complex="swiss" style:font-pitch-complex="variable" style:font-size-complex="12pt" style:language-complex="none" style:country-complex="none" style:font-weight-complex="bold"/>
    </style:style>
    <style:style style:name="WW8Num16z1" style:family="text"/>
    <style:style style:name="WW8Num17z0" style:family="text"/>
    <style:style style:name="WW8Num18z0" style:family="text">
      <style:text-properties fo:font-variant="normal" fo:text-transform="none" style:text-outline="false" style:text-line-through-style="none" style:text-line-through-type="none" style:text-position="0% 100%" style:font-name="Courier New" fo:font-family="'Courier New'" style:font-family-generic="modern" fo:font-size="12pt" fo:language="none" fo:country="none" fo:font-style="normal" fo:text-shadow="none" fo:font-weight="normal" style:letter-kerning="false" style:font-size-asian="12pt" style:font-style-asian="normal" style:font-weight-asian="normal" style:font-name-complex="Courier New" style:font-family-complex="'Courier New'" style:font-family-generic-complex="modern" style:font-size-complex="12pt" style:language-complex="none" style:country-complex="none" style:font-weight-complex="bold" text:display="true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fo:font-variant="normal" fo:text-transform="none" style:text-outline="false" style:text-line-through-style="none" style:text-line-through-type="none" style:text-position="0% 100%" style:font-name="Courier New" fo:font-family="'Courier New'" style:font-family-generic="modern" fo:font-size="12pt" fo:font-style="normal" fo:text-shadow="none" fo:font-weight="normal" style:letter-kerning="false" style:font-size-asian="12pt" style:font-style-asian="normal" style:font-weight-asian="normal" style:font-name-complex="Courier New" style:font-family-complex="'Courier New'" style:font-family-generic-complex="modern" style:font-size-complex="12pt" text:display="true"/>
    </style:style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Arial" fo:font-family="Arial" style:font-family-generic="swiss" style:font-pitch="variable" fo:font-size="12pt" fo:language="none" fo:country="none" style:font-size-asian="12pt" style:font-name-complex="Arial" style:font-family-complex="Arial" style:font-family-generic-complex="swiss" style:font-pitch-complex="variable" style:language-complex="none" style:country-complex="none" style:font-weight-complex="bold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fo:font-variant="normal" fo:text-transform="none" style:text-outline="false" style:text-line-through-style="none" style:text-line-through-type="none" style:text-position="0% 100%" style:font-name="Courier New" fo:font-family="'Courier New'" style:font-family-generic="modern" fo:font-size="12pt" fo:language="none" fo:country="none" fo:font-style="normal" fo:text-shadow="none" fo:font-weight="normal" style:letter-kerning="false" style:font-size-asian="12pt" style:font-style-asian="normal" style:font-weight-asian="normal" style:font-name-complex="Courier New" style:font-family-complex="'Courier New'" style:font-family-generic-complex="modern" style:font-size-complex="12pt" style:language-complex="none" style:country-complex="none" style:font-weight-complex="bold" text:display="true"/>
    </style:style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fo:font-variant="normal" fo:text-transform="none" style:text-outline="false" style:text-line-through-style="none" style:text-line-through-type="none" style:text-position="0% 100%" style:font-name="Courier New" fo:font-family="'Courier New'" style:font-family-generic="modern" fo:font-size="12pt" fo:font-style="normal" fo:text-shadow="none" fo:font-weight="normal" style:letter-kerning="false" style:font-size-asian="12pt" style:font-style-asian="normal" style:font-weight-asian="normal" style:font-name-complex="Courier New" style:font-family-complex="'Courier New'" style:font-family-generic-complex="modern" style:font-size-complex="12pt" text:display="true"/>
    </style:style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0% 100%"/>
    </style:style>
    <style:style style:name="Footnote_20_Symbol" style:display-name="Footnote Symbol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HTML_20_Acronym" style:display-name="HTML Acronym" style:family="text" style:parent-style-name="Default_20_Paragraph_20_Font"/>
    <style:style style:name="HTML_20_Cite" style:display-name="HTML Cite" style:family="text">
      <style:text-properties fo:font-style="italic" style:font-style-asian="italic" style:font-style-complex="italic"/>
    </style:style>
    <style:style style:name="HTML_20_Code" style:display-name="HTML Code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TML_20_Definition" style:display-name="HTML Definition" style:family="text">
      <style:text-properties fo:font-style="italic" style:font-style-asian="italic" style:font-style-complex="italic"/>
    </style:style>
    <style:style style:name="HTML_20_Keyboard" style:display-name="HTML Keyboard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TML_20_Sample" style:display-name="HTML Sample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HTML_20_Typewriter" style:display-name="HTML Typewriter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TML_20_Variable" style:display-name="HTML 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name-asian="Batang" style:font-family-asian="Batang, 바탕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text:style-name="WW8Num21z0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1z0" style:num-suffix=". " style:num-format="1" text:display-levels="2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3" text:style-name="WW8Num21z0" style:num-suffix=". " style:num-format="1" text:display-levels="3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4" text:style-name="WW8Num21z0" style:num-suffix=". " style:num-format="1" text:display-levels="4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5" text:style-name="WW8Num21z0" style:num-suffix=". " style:num-format="1" text:display-levels="5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6" text:style-name="WW8Num21z0" style:num-suffix=". " style:num-format="1" text:display-levels="6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7" text:style-name="WW8Num21z0" style:num-suffix=". " style:num-format="1" text:display-levels="7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8" text:style-name="WW8Num21z0" style:num-suffix=". " style:num-format="1" text:display-levels="8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9" text:style-name="WW8Num21z0" style:num-suffix=". " style:num-format="1" text:display-levels="9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prefix="[" style:num-suffix="]" style:num-format="1">
        <style:list-level-properties text:list-level-position-and-space-mode="label-alignment">
          <style:list-level-label-alignment text:label-followed-by="listtab" text:list-tab-stop-position="2.286cm" fo:text-indent="-1.524cm" fo:margin-left="2.286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4.572cm" fo:text-indent="-0.318cm" fo:margin-left="4.572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112cm" fo:text-indent="-0.635cm" fo:margin-left="7.112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382cm" fo:text-indent="-0.318cm" fo:margin-left="8.38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9.652cm" fo:text-indent="-0.635cm" fo:margin-left="9.652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22cm" fo:text-indent="-0.635cm" fo:margin-left="10.922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192cm" fo:text-indent="-0.318cm" fo:margin-left="12.19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o">
        <style:list-level-properties text:list-level-position-and-space-mode="label-alignment">
          <style:list-level-label-alignment text:label-followed-by="listtab" text:list-tab-stop-position="1.524cm" fo:text-indent="-0.762cm" fo:margin-left="1.524cm"/>
        </style:list-level-properties>
        <style:text-properties style:font-name="Courier New"/>
      </text:list-level-style-bullet>
      <text:list-level-style-bullet text:level="2" text:style-name="WW8Num12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prefix="Figure " style:num-format="1">
        <style:list-level-properties text:list-level-position-and-space-mode="label-alignment">
          <style:list-level-label-alignment text:label-followed-by="listtab" fo:margin-left="0.762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prefix="Appendix 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prefix="Figure " style:num-format="1">
        <style:list-level-properties text:list-level-position-and-space-mode="label-alignment">
          <style:list-level-label-alignment text:label-followed-by="listtab" fo:margin-left="0.762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prefix="Appendix 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6z1" style:num-suffix=". 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6z1" style:num-suffix=". 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6z1" style:num-suffix=". 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6z1" style:num-suffix=". 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6z1" style:num-suffix=". 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6z1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8cm" fo:text-indent="-0.762cm" fo:margin-left="2.54cm"/>
        </style:list-level-properties>
      </text:list-level-style-number>
      <text:list-level-style-number text:level="9" text:style-name="WW8Num16z1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prefix="Appendix " style:num-suffix="." style:num-format="A" style:num-letter-sync="true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17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prefix="Figure " style:num-format="1">
        <style:list-level-properties text:list-level-position-and-space-mode="label-alignment">
          <style:list-level-label-alignment text:label-followed-by="listtab" fo:margin-left="0.762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1.524cm" fo:text-indent="-0.762cm" fo:margin-left="1.524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prefix="Appendix 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1z0" style:num-suffix=". " style:num-format="1" text:display-levels="2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3" text:style-name="WW8Num21z0" style:num-suffix=". " style:num-format="1" text:display-levels="3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4" text:style-name="WW8Num21z0" style:num-suffix=". " style:num-format="1" text:display-levels="4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5" text:style-name="WW8Num21z0" style:num-suffix=". " style:num-format="1" text:display-levels="5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6" text:style-name="WW8Num21z0" style:num-suffix=". " style:num-format="1" text:display-levels="6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7" text:style-name="WW8Num21z0" style:num-suffix=". " style:num-format="1" text:display-levels="7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8" text:style-name="WW8Num21z0" style:num-suffix=". " style:num-format="1" text:display-levels="8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9" text:style-name="WW8Num21z0" style:num-suffix=". " style:num-format="1" text:display-levels="9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prefix="[" style:num-suffix="]" style:num-format="1">
        <style:list-level-properties text:list-level-position-and-space-mode="label-alignment">
          <style:list-level-label-alignment text:label-followed-by="listtab" text:list-tab-stop-position="2.286cm" fo:text-indent="-1.524cm" fo:margin-left="2.286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4.572cm" fo:text-indent="-0.318cm" fo:margin-left="4.572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112cm" fo:text-indent="-0.635cm" fo:margin-left="7.112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8.382cm" fo:text-indent="-0.318cm" fo:margin-left="8.38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9.652cm" fo:text-indent="-0.635cm" fo:margin-left="9.652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22cm" fo:text-indent="-0.635cm" fo:margin-left="10.922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12.192cm" fo:text-indent="-0.318cm" fo:margin-left="12.19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prefix="Article " style:num-suffix="." style:num-format="I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2" text:style-name="WW8Num23z1" style:num-prefix="Section " style:num-format="1" text:display-levels="2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3" text:style-name="WW8Num23z2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text:style-name="WW8Num23z3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text:style-name="WW8Num23z4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text:style-name="WW8Num23z5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text:style-name="WW8Num23z6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4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4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4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4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4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text:style-name="WW8Num25z0" style:num-prefix="Figure " style:num-suffix=": " style:num-format="1">
        <style:list-level-properties text:list-level-position-and-space-mode="label-alignment">
          <style:list-level-label-alignment text:label-followed-by="listtab" fo:margin-left="0.762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prefix="Figure " style:num-format="1">
        <style:list-level-properties text:list-level-position-and-space-mode="label-alignment">
          <style:list-level-label-alignment text:label-followed-by="listtab" fo:margin-left="0.762cm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7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27z2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text:style-name="WW8Num27z3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text:style-name="WW8Num27z4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27z5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text:style-name="WW8Num27z6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text:style-name="WW8Num27z7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text:style-name="WW8Num27z8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Figure " style:num-format="1">
        <style:list-level-properties text:list-level-position-and-space-mode="label-alignment">
          <style:list-level-label-alignment text:label-followed-by="listtab" fo:margin-left="0.762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prefix="Figure " style:num-format="1">
        <style:list-level-properties text:list-level-position-and-space-mode="label-alignment">
          <style:list-level-label-alignment text:label-followed-by="listtab" fo:margin-left="0.762cm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month number:style="long" number:textual="true"/>
      <number:text> </number:text>
      <number:year number:style="long"/>
    </number:date-style>
    <number:date-style style:name="N108">
      <number:day/>
      <number:text>,</number:text>
    </number:date-style>
    <number:date-style style:name="N109">
      <number:year number:style="long"/>
    </number:date-style>
    <number:date-style style:name="N10121" number:language="en" number:country="US">
      <number:day/>
      <number:text>,</number:text>
    </number:date-style>
    <number:date-style style:name="N10122" number:language="en" number:country="US">
      <number:year number:style="long"/>
    </number:date-style>
    <number:date-style style:name="N10123" number:language="en" number:country="US">
      <number:month number:style="long" number:textual="true"/>
      <number:text> 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language-asian="ko" style:country-asian="KR"/>
    </style:style>
    <style:style style:name="MP2" style:family="paragraph" style:parent-style-name="Header">
      <style:text-properties fo:background-color="transparent"/>
    </style:style>
    <style:style style:name="MP3" style:family="paragraph" style:parent-style-name="Header">
      <style:paragraph-properties fo:text-align="start" style:justify-single-word="false"/>
      <style:text-properties officeooo:rsid="0016fd39" officeooo:paragraph-rsid="0016fd39" fo:background-color="transparent"/>
    </style:style>
    <style:style style:name="MP4" style:family="paragraph" style:parent-style-name="Header">
      <style:paragraph-properties fo:text-align="end" style:justify-single-word="false"/>
      <style:text-properties fo:background-color="transparent"/>
    </style:style>
    <style:style style:name="MP5" style:family="paragraph" style:parent-style-name="Footer">
      <style:text-properties fo:background-color="#ffff00"/>
    </style:style>
    <style:style style:name="MT1" style:family="text">
      <style:text-properties officeooo:rsid="001a177c"/>
    </style:style>
    <style:style style:name="MT2" style:family="text">
      <style:text-properties officeooo:rsid="00175317"/>
    </style:style>
    <style:style style:name="MT3" style:family="text">
      <style:text-properties style:use-window-font-color="true" style:font-name="Courier New" fo:font-size="12pt" fo:language="en" fo:country="US" officeooo:rsid="0016fd39" style:font-name-asian="Batang" style:font-size-asian="12pt" style:font-name-complex="Courier New" style:font-size-complex="12pt" style:language-complex="ar" style:country-complex="SA"/>
    </style:style>
    <style:style style:name="MT4" style:family="text">
      <style:text-properties style:use-window-font-color="true" style:font-name="Courier New" fo:font-size="12pt" fo:language="en" fo:country="US" officeooo:rsid="00177abc" style:font-name-asian="Batang" style:font-size-asian="12pt" style:font-name-complex="Courier New" style:font-size-complex="12pt" style:language-complex="ar" style:country-complex="SA"/>
    </style:style>
    <style:style style:name="MT5" style:family="text">
      <style:text-properties style:use-window-font-color="true" style:font-name="Courier New" fo:font-size="12pt" fo:language="en" fo:country="US" style:font-name-asian="Batang" style:font-size-asian="12pt" style:font-name-complex="Courier New" style:font-size-complex="12pt" style:language-complex="ar" style:country-complex="SA"/>
    </style:style>
    <style:style style:name="MT6" style:family="text">
      <style:text-properties officeooo:rsid="00177abc"/>
    </style:style>
    <style:style style:name="MT7" style:family="text">
      <style:text-properties fo:background-color="#ffff00" loext:char-shading-value="0"/>
    </style:style>
    <style:style style:name="MT8" style:family="text">
      <style:text-properties style:font-name-complex="Times New Roman"/>
    </style:style>
    <style:style style:name="MT9" style:family="text">
      <style:text-properties fo:language="none" fo:country="none" style:language-asian="none" style:country-asian="none"/>
    </style:style>
    <style:style style:name="MT10" style:family="text">
      <style:text-properties style:use-window-font-color="true" style:font-name="Courier New" fo:font-size="12pt" fo:language="en" fo:country="US" officeooo:rsid="0018dd39" fo:background-color="#ffff00" loext:char-shading-value="0" style:font-name-asian="Batang" style:font-size-asian="12pt" style:language-asian="ko" style:country-asian="KR" style:font-name-complex="Courier New" style:font-size-complex="12pt" style:language-complex="ar" style:country-complex="SA"/>
    </style:style>
    <style:style style:name="MT11" style:family="text">
      <style:text-properties style:use-window-font-color="true" style:font-name="Courier New" fo:font-size="12pt" fo:language="en" fo:country="US" officeooo:rsid="0018dd39" style:font-name-asian="Batang" style:font-size-asian="12pt" style:language-asian="ko" style:country-asian="KR" style:font-name-complex="Courier New" style:font-size-complex="12pt" style:language-complex="ar" style:country-complex="SA"/>
    </style:style>
    <style:page-layout style:name="Mpm1">
      <style:page-layout-properties fo:page-width="21.59cm" fo:page-height="27.94cm" style:num-format="1" style:print-orientation="portrait" fo:margin-top="2.54cm" fo:margin-bottom="2.117cm" fo:margin-left="1.27cm" fo:margin-right="2.032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/>
      </style:header>
      <loext:header-first>
        <text:p text:style-name="MP2">Apprenticeship <text:span text:style-name="MT1">N</text:span>etwork <text:span text:style-name="MT1">P</text:span>rogramming <text:span text:style-name="MT1">G</text:span><text:span text:style-name="MT2">roup</text:span><text:tab/><text:span text:style-name="MT3">Y. Rameau</text:span></text:p>
        <text:p text:style-name="MP3"><text:span text:style-name="MT4">Request for Comments: 9912</text:span><text:span text:style-name="MT3"><text:tab/><text:tab/>M. </text:span><text:span text:style-name="MT5">Bouazza</text:span></text:p>
        <text:p text:style-name="MP2"><text:span text:style-name="MT6">Category: Experimental</text:span><text:tab/><text:tab/><text:span text:style-name="MT3">UGE</text:span></text:p>
        <text:p text:style-name="MP4"><text:tab/><text:modification-date style:data-style-name="N0">02/24/2021</text:modification-date></text:p>
        <text:p text:style-name="Header"><text:tab/></text:p>
        <text:p text:style-name="Header"/>
      </loext:header-first>
      <style:footer>
        <text:p text:style-name="Footer"><text:span text:style-name="MT7"><text:line-break/><text:line-break/>&lt;Lastname&gt;</text:span><text:span text:style-name="MT8"><text:tab/></text:span>Expires <text:span text:style-name="MT9"><text:conditional-text text:condition="ooow:" text:string-value-if-true="" text:string-value-if-false="" text:current-value="true"/></text:span><text:span text:style-name="MT9"><text:conditional-text text:condition="ooow:" text:string-value-if-true="" text:string-value-if-false="" text:current-value="true"/></text:span><text:span text:style-name="MT9"><text:conditional-text text:condition="ooow:" text:string-value-if-true="" text:string-value-if-false="" text:current-value="true"/></text:span><text:span text:style-name="MT9"><text:conditional-text text:condition="ooow:" text:string-value-if-true="" text:string-value-if-false="" text:current-value="true"/></text:span><text:span text:style-name="MT9"><text:conditional-text text:condition="ooow:" text:string-value-if-true="" text:string-value-if-false="" text:current-value="true"/></text:span><text:span text:style-name="MT9"><text:conditional-text text:condition="ooow:" text:string-value-if-true="" text:string-value-if-false="" text:current-value="true"/></text:span><text:span text:style-name="MT9"><text:conditional-text text:condition="ooow:" text:string-value-if-true="" text:string-value-if-false="" text:current-value="true"/></text:span><text:span text:style-name="MT9"><text:conditional-text text:condition="ooow:" text:string-value-if-true="" text:string-value-if-false="" text:current-value="true"/></text:span><text:span text:style-name="MT9"><text:conditional-text text:condition="ooow:" text:string-value-if-true="" text:string-value-if-false="" text:current-value="true"/></text:span><text:span text:style-name="MT9"><text:conditional-text text:condition="ooow:" text:string-value-if-true="" text:string-value-if-false="" text:current-value="true"/></text:span><text:span text:style-name="MT9"><text:conditional-text text:condition="ooow:" text:string-value-if-true="" text:string-value-if-false="" text:current-value="true"/></text:span><text:span text:style-name="MT9">April</text:span><text:span text:style-name="MT9"><text:conditional-text text:condition="ooow:" text:string-value-if-true="" text:string-value-if-false="" text:current-value="true"/></text:span> <text:modification-date style:data-style-name="N0">02/24/2021</text:modification-date><text:s/><text:span text:style-name="MT9"><text:conditional-text text:condition="ooow:" text:string-value-if-true="" text:string-value-if-false="" text:current-value="true"/></text:span><text:span text:style-name="MT9">2014</text:span><text:span text:style-name="MT9"><text:conditional-text text:condition="ooow:" text:string-value-if-true="" text:string-value-if-false="" text:current-value="true"/></text:span><text:span text:style-name="MT8"><text:tab/></text:span>[Page <text:page-number text:select-page="current">7</text:page-number>]</text:p>
        <text:p text:style-name="Standard"/>
      </style:footer>
      <loext:footer-first>
        <text:p text:style-name="MP5"/>
        <text:p text:style-name="MP5"/>
        <text:p text:style-name="MP5"/>
        <text:p text:style-name="Footer"><text:span text:style-name="MT10">Y.Rameau / M.Bouazza</text:span><text:tab/><text:span text:style-name="MT11">ChatOs</text:span><text:tab/>[Page <text:page-number text:select-page="current">1</text:page-number>]</text:p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Network Working Group</dc:title>
    <meta:creation-date>2021-02-20T20:30:49.639503936</meta:creation-date>
    <dc:date>2021-02-24T20:13:02.474536834</dc:date>
    <meta:print-date>2004-10-22T22:03:00</meta:print-date>
    <meta:editing-cycles>61</meta:editing-cycles>
    <meta:editing-duration>PT6H13M52S</meta:editing-duration>
    <meta:generator>LibreOffice/6.4.3.2$Linux_X86_64 LibreOffice_project/40$Build-2</meta:generator>
    <meta:document-statistic meta:table-count="0" meta:image-count="0" meta:object-count="0" meta:page-count="7" meta:paragraph-count="124" meta:word-count="1037" meta:character-count="6967" meta:non-whitespace-character-count="5327"/>
  </office:meta>
</office:document-meta>
</file>